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5.3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Type 1</text:p>
          </table:table-cell>
          <table:table-cell office:value-type="string">
            <text:p>Type 2</text:p>
          </table:table-cell>
          <table:table-cell office:value-type="string">
            <text:p>HP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Sp. Atk</text:p>
          </table:table-cell>
          <table:table-cell office:value-type="string">
            <text:p>Sp. Def</text:p>
          </table:table-cell>
          <table:table-cell office:value-type="string">
            <text:p>Speed</text:p>
          </table:table-cell>
          <table:table-cell office:value-type="string">
            <text:p>Generation</text:p>
          </table:table-cell>
          <table:table-cell office:value-type="string">
            <text:p>Legenda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45">
            <text:p>45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nusaurMega Venusaur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string">
            <text:p>Fire</text:p>
          </table:table-cell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string">
            <text:p>Fire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rizardMega Charizard X</text:p>
          </table:table-cell>
          <table:table-cell office:value-type="string">
            <text:p>Fire</text:p>
          </table:table-cell>
          <table:table-cell office:value-type="string">
            <text:p>Dragon</text:p>
          </table:table-cell>
          <table:table-cell office:value-type="float" office:value="78">
            <text:p>78</text:p>
          </table:table-cell>
          <table:table-cell office:value-type="float" office:value="130">
            <text:p>130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arizardMega Charizard Y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string">
            <text:p>Water</text:p>
          </table:table-cell>
          <table:table-cell/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string">
            <text:p>Water</text:p>
          </table:table-cell>
          <table:table-cell/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string">
            <text:p>Water</text:p>
          </table:table-cell>
          <table:table-cell/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lastoiseMega Blastoise</text:p>
          </table:table-cell>
          <table:table-cell office:value-type="string">
            <text:p>Water</text:p>
          </table:table-cell>
          <table:table-cell/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erpie</text:p>
          </table:table-cell>
          <table:table-cell office:value-type="string">
            <text:p>Bug</text:p>
          </table:table-cell>
          <table:table-cell/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tapod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utterfree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edle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akuna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edrill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edrillMega Beedrill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dgey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idgeotto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dgeo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table:number-columns-repeated="2" office:value-type="float" office:value="70">
            <text:p>7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dgeotMega Pidgeo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83">
            <text:p>83</text:p>
          </table:table-cell>
          <table:table-cell table:number-columns-repeated="2"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attata</text:p>
          </table:table-cell>
          <table:table-cell office:value-type="string">
            <text:p>Normal</text:p>
          </table:table-cell>
          <table:table-cell/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aticate</text:p>
          </table:table-cell>
          <table:table-cell office:value-type="string">
            <text:p>Normal</text:p>
          </table:table-cell>
          <table:table-cell/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earow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earow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table:number-columns-repeated="2"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kans</text:p>
          </table:table-cell>
          <table:table-cell office:value-type="string">
            <text:p>Poison</text:p>
          </table:table-cell>
          <table:table-cell/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bok</text:p>
          </table:table-cell>
          <table:table-cell office:value-type="string">
            <text:p>Poison</text:p>
          </table:table-cell>
          <table:table-cell/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ikachu</text:p>
          </table:table-cell>
          <table:table-cell office:value-type="string">
            <text:p>Electric</text:p>
          </table:table-cell>
          <table:table-cell/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aichu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andshrew</text:p>
          </table:table-cell>
          <table:table-cell office:value-type="string">
            <text:p>Ground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ndslash</text:p>
          </table:table-cell>
          <table:table-cell office:value-type="string">
            <text:p>Ground</text:p>
          </table:table-cell>
          <table:table-cell/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idoran (Female)</text:p>
          </table:table-cell>
          <table:table-cell office:value-type="string">
            <text:p>Poison</text:p>
          </table:table-cell>
          <table:table-cell/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2"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idorina</text:p>
          </table:table-cell>
          <table:table-cell office:value-type="string">
            <text:p>Poison</text:p>
          </table:table-cell>
          <table:table-cell/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table:number-columns-repeated="2"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idoqueen</text:p>
          </table:table-cell>
          <table:table-cell office:value-type="string">
            <text:p>Poison</text:p>
          </table:table-cell>
          <table:table-cell office:value-type="string">
            <text:p>Ground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doran (Male)</text:p>
          </table:table-cell>
          <table:table-cell office:value-type="string">
            <text:p>Poison</text:p>
          </table:table-cell>
          <table:table-cell/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3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idorino</text:p>
          </table:table-cell>
          <table:table-cell office:value-type="string">
            <text:p>Poison</text:p>
          </table:table-cell>
          <table:table-cell/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table:number-columns-repeated="2"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idoking</text:p>
          </table:table-cell>
          <table:table-cell office:value-type="string">
            <text:p>Poison</text:p>
          </table:table-cell>
          <table:table-cell office:value-type="string">
            <text:p>Ground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lefairy</text:p>
          </table:table-cell>
          <table:table-cell office:value-type="string">
            <text:p>Fairy</text:p>
          </table:table-cell>
          <table:table-cell/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lefable</text:p>
          </table:table-cell>
          <table:table-cell office:value-type="string">
            <text:p>Fairy</text:p>
          </table:table-cell>
          <table:table-cell/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ulpix</text:p>
          </table:table-cell>
          <table:table-cell office:value-type="string">
            <text:p>Fire</text:p>
          </table:table-cell>
          <table:table-cell/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inetales</text:p>
          </table:table-cell>
          <table:table-cell office:value-type="string">
            <text:p>Fire</text:p>
          </table:table-cell>
          <table:table-cell/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igglypuff</text:p>
          </table:table-cell>
          <table:table-cell office:value-type="string">
            <text:p>Normal</text:p>
          </table:table-cell>
          <table:table-cell office:value-type="string">
            <text:p>Fairy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igglytuff</text:p>
          </table:table-cell>
          <table:table-cell office:value-type="string">
            <text:p>Normal</text:p>
          </table:table-cell>
          <table:table-cell office:value-type="string">
            <text:p>Fairy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Zubat</text:p>
          </table:table-cell>
          <table:table-cell office:value-type="string">
            <text:p>Poison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olbat</text:p>
          </table:table-cell>
          <table:table-cell office:value-type="string">
            <text:p>Poison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ddish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loom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ileplume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ras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arasect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enonat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enomoth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iglett</text:p>
          </table:table-cell>
          <table:table-cell office:value-type="string">
            <text:p>Ground</text:p>
          </table:table-cell>
          <table:table-cell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ugtrio</text:p>
          </table:table-cell>
          <table:table-cell office:value-type="string">
            <text:p>Ground</text:p>
          </table:table-cell>
          <table:table-cell/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eowth</text:p>
          </table:table-cell>
          <table:table-cell office:value-type="string">
            <text:p>Normal</text:p>
          </table:table-cell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table:number-columns-repeated="2"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ersian</text:p>
          </table:table-cell>
          <table:table-cell office:value-type="string">
            <text:p>Normal</text:p>
          </table:table-cell>
          <table:table-cell/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syduck</text:p>
          </table:table-cell>
          <table:table-cell office:value-type="string">
            <text:p>Water</text:p>
          </table:table-cell>
          <table:table-cell/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olduck</text:p>
          </table:table-cell>
          <table:table-cell office:value-type="string">
            <text:p>Water</text:p>
          </table:table-cell>
          <table:table-cell/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Mankey</text:p>
          </table:table-cell>
          <table:table-cell office:value-type="string">
            <text:p>Fighting</text:p>
          </table:table-cell>
          <table:table-cell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"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rimeape</text:p>
          </table:table-cell>
          <table:table-cell office:value-type="string">
            <text:p>Fighting</text:p>
          </table:table-cell>
          <table:table-cell/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Growlithe</text:p>
          </table:table-cell>
          <table:table-cell office:value-type="string">
            <text:p>Fire</text:p>
          </table:table-cell>
          <table:table-cell/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rcanine</text:p>
          </table:table-cell>
          <table:table-cell office:value-type="string">
            <text:p>Fire</text:p>
          </table:table-cell>
          <table:table-cell/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oliwag</text:p>
          </table:table-cell>
          <table:table-cell office:value-type="string">
            <text:p>Water</text:p>
          </table:table-cell>
          <table:table-cell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3"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liwhirl</text:p>
          </table:table-cell>
          <table:table-cell office:value-type="string">
            <text:p>Water</text:p>
          </table:table-cell>
          <table:table-cell/>
          <table:table-cell table:number-columns-repeated="3" office:value-type="float" office:value="65">
            <text:p>65</text:p>
          </table:table-cell>
          <table:table-cell table:number-columns-repeated="2"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oliwrath</text:p>
          </table:table-cell>
          <table:table-cell office:value-type="string">
            <text:p>Water</text:p>
          </table:table-cell>
          <table:table-cell office:value-type="string">
            <text:p>Fighting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bra</text:p>
          </table:table-cell>
          <table:table-cell office:value-type="string">
            <text:p>Psychic</text:p>
          </table:table-cell>
          <table:table-cell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adabra</text:p>
          </table:table-cell>
          <table:table-cell office:value-type="string">
            <text:p>Psychic</text:p>
          </table:table-cell>
          <table:table-cell/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lakazam</text:p>
          </table:table-cell>
          <table:table-cell office:value-type="string">
            <text:p>Psychic</text:p>
          </table:table-cell>
          <table:table-cell/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lakazamMega Alakazam</text:p>
          </table:table-cell>
          <table:table-cell office:value-type="string">
            <text:p>Psychic</text:p>
          </table:table-cell>
          <table:table-cell/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achop</text:p>
          </table:table-cell>
          <table:table-cell office:value-type="string">
            <text:p>Fighting</text:p>
          </table:table-cell>
          <table:table-cell/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3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achoke</text:p>
          </table:table-cell>
          <table:table-cell office:value-type="string">
            <text:p>Fighting</text:p>
          </table:table-cell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champ</text:p>
          </table:table-cell>
          <table:table-cell office:value-type="string">
            <text:p>Fighting</text:p>
          </table:table-cell>
          <table:table-cell/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Bellsprout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eepinbell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ictreebel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entacool</text:p>
          </table:table-cell>
          <table:table-cell office:value-type="string">
            <text:p>Water</text:p>
          </table:table-cell>
          <table:table-cell office:value-type="string">
            <text:p>Poison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entacruel</text:p>
          </table:table-cell>
          <table:table-cell office:value-type="string">
            <text:p>Water</text:p>
          </table:table-cell>
          <table:table-cell office:value-type="string">
            <text:p>Poison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eodude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raveler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olem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onyta</text:p>
          </table:table-cell>
          <table:table-cell office:value-type="string">
            <text:p>Fire</text:p>
          </table:table-cell>
          <table:table-cell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apidash</text:p>
          </table:table-cell>
          <table:table-cell office:value-type="string">
            <text:p>Fire</text:p>
          </table:table-cell>
          <table:table-cell/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lowpoke</text:p>
          </table:table-cell>
          <table:table-cell office:value-type="string">
            <text:p>Water</text:p>
          </table:table-cell>
          <table:table-cell office:value-type="string">
            <text:p>Psychic</text:p>
          </table:table-cell>
          <table:table-cell office:value-type="float" office:value="90">
            <text:p>9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lowbro</text:p>
          </table:table-cell>
          <table:table-cell office:value-type="string">
            <text:p>Water</text:p>
          </table:table-cell>
          <table:table-cell office:value-type="string">
            <text:p>Psychic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lowbroMega Slowbro</text:p>
          </table:table-cell>
          <table:table-cell office:value-type="string">
            <text:p>Water</text:p>
          </table:table-cell>
          <table:table-cell office:value-type="string">
            <text:p>Psychic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agnemite</text:p>
          </table:table-cell>
          <table:table-cell office:value-type="string">
            <text:p>Electric</text:p>
          </table:table-cell>
          <table:table-cell office:value-type="string">
            <text:p>Steel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agneton</text:p>
          </table:table-cell>
          <table:table-cell office:value-type="string">
            <text:p>Electric</text:p>
          </table:table-cell>
          <table:table-cell office:value-type="string">
            <text:p>Steel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Farfetch'd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duo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table:number-columns-repeated="2"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odrio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eel</text:p>
          </table:table-cell>
          <table:table-cell office:value-type="string">
            <text:p>Water</text:p>
          </table:table-cell>
          <table:table-cell/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ewgong</text:p>
          </table:table-cell>
          <table:table-cell office:value-type="string">
            <text:p>Water</text:p>
          </table:table-cell>
          <table:table-cell office:value-type="string">
            <text:p>Ice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rimer</text:p>
          </table:table-cell>
          <table:table-cell office:value-type="string">
            <text:p>Poison</text:p>
          </table:table-cell>
          <table:table-cell/>
          <table:table-cell table:number-columns-repeated="2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uk</text:p>
          </table:table-cell>
          <table:table-cell office:value-type="string">
            <text:p>Poison</text:p>
          </table:table-cell>
          <table:table-cell/>
          <table:table-cell table:number-columns-repeated="2"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hellder</text:p>
          </table:table-cell>
          <table:table-cell office:value-type="string">
            <text:p>Water</text:p>
          </table:table-cell>
          <table:table-cell/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loyster</text:p>
          </table:table-cell>
          <table:table-cell office:value-type="string">
            <text:p>Water</text:p>
          </table:table-cell>
          <table:table-cell office:value-type="string">
            <text:p>Ice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astly</text:p>
          </table:table-cell>
          <table:table-cell office:value-type="string">
            <text:p>Ghost</text:p>
          </table:table-cell>
          <table:table-cell office:value-type="string">
            <text:p>Poison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aunter</text:p>
          </table:table-cell>
          <table:table-cell office:value-type="string">
            <text:p>Ghost</text:p>
          </table:table-cell>
          <table:table-cell office:value-type="string">
            <text:p>Poison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engar</text:p>
          </table:table-cell>
          <table:table-cell office:value-type="string">
            <text:p>Ghost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engarMega Gengar</text:p>
          </table:table-cell>
          <table:table-cell office:value-type="string">
            <text:p>Ghost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Onix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Drowzee</text:p>
          </table:table-cell>
          <table:table-cell office:value-type="string">
            <text:p>Psychic</text:p>
          </table:table-cell>
          <table:table-cell/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ypno</text:p>
          </table:table-cell>
          <table:table-cell office:value-type="string">
            <text:p>Psychic</text:p>
          </table:table-cell>
          <table:table-cell/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rabby</text:p>
          </table:table-cell>
          <table:table-cell office:value-type="string">
            <text:p>Water</text:p>
          </table:table-cell>
          <table:table-cell/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ingler</text:p>
          </table:table-cell>
          <table:table-cell office:value-type="string">
            <text:p>Water</text:p>
          </table:table-cell>
          <table:table-cell/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Voltorb</text:p>
          </table:table-cell>
          <table:table-cell office:value-type="string">
            <text:p>Electric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lectrode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xeggcute</text:p>
          </table:table-cell>
          <table:table-cell office:value-type="string">
            <text:p>Grass</text:p>
          </table:table-cell>
          <table:table-cell office:value-type="string">
            <text:p>Psychic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eggutor</text:p>
          </table:table-cell>
          <table:table-cell office:value-type="string">
            <text:p>Grass</text:p>
          </table:table-cell>
          <table:table-cell office:value-type="string">
            <text:p>Psychic</text:p>
          </table:table-cell>
          <table:table-cell table:number-columns-repeated="2"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ubone</text:p>
          </table:table-cell>
          <table:table-cell office:value-type="string">
            <text:p>Ground</text:p>
          </table:table-cell>
          <table:table-cell/>
          <table:table-cell table:number-columns-repeated="2"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rowak</text:p>
          </table:table-cell>
          <table:table-cell office:value-type="string">
            <text:p>Ground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Hitmonlee</text:p>
          </table:table-cell>
          <table:table-cell office:value-type="string">
            <text:p>Fighting</text:p>
          </table:table-cell>
          <table:table-cell/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Hitmonchan</text:p>
          </table:table-cell>
          <table:table-cell office:value-type="string">
            <text:p>Fighting</text:p>
          </table:table-cell>
          <table:table-cell/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ckitung</text:p>
          </table:table-cell>
          <table:table-cell office:value-type="string">
            <text:p>Normal</text:p>
          </table:table-cell>
          <table:table-cell/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offing</text:p>
          </table:table-cell>
          <table:table-cell office:value-type="string">
            <text:p>Poison</text:p>
          </table:table-cell>
          <table:table-cell/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Weezing</text:p>
          </table:table-cell>
          <table:table-cell office:value-type="string">
            <text:p>Poison</text:p>
          </table:table-cell>
          <table:table-cell/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hyhorn</text:p>
          </table:table-cell>
          <table:table-cell office:value-type="string">
            <text:p>Ground</text:p>
          </table:table-cell>
          <table:table-cell office:value-type="string">
            <text:p>Rock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2"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Rhydon</text:p>
          </table:table-cell>
          <table:table-cell office:value-type="string">
            <text:p>Ground</text:p>
          </table:table-cell>
          <table:table-cell office:value-type="string">
            <text:p>Rock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hansey</text:p>
          </table:table-cell>
          <table:table-cell office:value-type="string">
            <text:p>Normal</text:p>
          </table:table-cell>
          <table:table-cell/>
          <table:table-cell office:value-type="float" office:value="250">
            <text:p>250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angela</text:p>
          </table:table-cell>
          <table:table-cell office:value-type="string">
            <text:p>Grass</text:p>
          </table:table-cell>
          <table:table-cell/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Kangaskhan</text:p>
          </table:table-cell>
          <table:table-cell office:value-type="string">
            <text:p>Normal</text:p>
          </table:table-cell>
          <table:table-cell/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KangaskhanMega Kangaskhan</text:p>
          </table:table-cell>
          <table:table-cell office:value-type="string">
            <text:p>Normal</text:p>
          </table:table-cell>
          <table:table-cell/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orsea</text:p>
          </table:table-cell>
          <table:table-cell office:value-type="string">
            <text:p>Water</text:p>
          </table:table-cell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eadra</text:p>
          </table:table-cell>
          <table:table-cell office:value-type="string">
            <text:p>Water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Goldeen</text:p>
          </table:table-cell>
          <table:table-cell office:value-type="string">
            <text:p>Water</text:p>
          </table:table-cell>
          <table:table-cell/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eaking</text:p>
          </table:table-cell>
          <table:table-cell office:value-type="string">
            <text:p>Water</text:p>
          </table:table-cell>
          <table:table-cell/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number-columns-repeated="2"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taryu</text:p>
          </table:table-cell>
          <table:table-cell office:value-type="string">
            <text:p>Water</text:p>
          </table:table-cell>
          <table:table-cell/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tarmie</text:p>
          </table:table-cell>
          <table:table-cell office:value-type="string">
            <text:p>Water</text:p>
          </table:table-cell>
          <table:table-cell office:value-type="string">
            <text:p>Psychic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r. Mime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cyther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Jynx</text:p>
          </table:table-cell>
          <table:table-cell office:value-type="string">
            <text:p>Ice</text:p>
          </table:table-cell>
          <table:table-cell office:value-type="string">
            <text:p>Psychic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lectabuzz</text:p>
          </table:table-cell>
          <table:table-cell office:value-type="string">
            <text:p>Electric</text:p>
          </table:table-cell>
          <table:table-cell/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agmar</text:p>
          </table:table-cell>
          <table:table-cell office:value-type="string">
            <text:p>Fire</text:p>
          </table:table-cell>
          <table:table-cell/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insir</text:p>
          </table:table-cell>
          <table:table-cell office:value-type="string">
            <text:p>Bug</text:p>
          </table:table-cell>
          <table:table-cell/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insirMega Pinsir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auros</text:p>
          </table:table-cell>
          <table:table-cell office:value-type="string">
            <text:p>Normal</text:p>
          </table:table-cell>
          <table:table-cell/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agikarp</text:p>
          </table:table-cell>
          <table:table-cell office:value-type="string">
            <text:p>Water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Gyarados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GyaradosMega Gyarados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Lapras</text:p>
          </table:table-cell>
          <table:table-cell office:value-type="string">
            <text:p>Water</text:p>
          </table:table-cell>
          <table:table-cell office:value-type="string">
            <text:p>Ice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itto</text:p>
          </table:table-cell>
          <table:table-cell office:value-type="string">
            <text:p>Normal</text:p>
          </table:table-cell>
          <table:table-cell/>
          <table:table-cell table:number-columns-repeated="6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Eevee</text:p>
          </table:table-cell>
          <table:table-cell office:value-type="string">
            <text:p>Normal</text:p>
          </table:table-cell>
          <table:table-cell/>
          <table:table-cell table:number-columns-repeated="2"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Vaporeon</text:p>
          </table:table-cell>
          <table:table-cell office:value-type="string">
            <text:p>Water</text:p>
          </table:table-cell>
          <table:table-cell/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Jolteon</text:p>
          </table:table-cell>
          <table:table-cell office:value-type="string">
            <text:p>Electric</text:p>
          </table:table-cell>
          <table:table-cell/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Flareon</text:p>
          </table:table-cell>
          <table:table-cell office:value-type="string">
            <text:p>Fire</text:p>
          </table:table-cell>
          <table:table-cell/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orygon</text:p>
          </table:table-cell>
          <table:table-cell office:value-type="string">
            <text:p>Normal</text:p>
          </table:table-cell>
          <table:table-cell/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Omanyte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Omastar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Kabuto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Kabutops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erodactyl</text:p>
          </table:table-cell>
          <table:table-cell office:value-type="string">
            <text:p>Rock</text:p>
          </table:table-cell>
          <table:table-cell office:value-type="string">
            <text:p>Flying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erodactylMega Aerodactyl</text:p>
          </table:table-cell>
          <table:table-cell office:value-type="string">
            <text:p>Rock</text:p>
          </table:table-cell>
          <table:table-cell office:value-type="string">
            <text:p>Flying</text:p>
          </table:table-cell>
          <table:table-cell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norlax</text:p>
          </table:table-cell>
          <table:table-cell office:value-type="string">
            <text:p>Normal</text:p>
          </table:table-cell>
          <table:table-cell/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rticuno</text:p>
          </table:table-cell>
          <table:table-cell office:value-type="string">
            <text:p>Ice</text:p>
          </table:table-cell>
          <table:table-cell office:value-type="string">
            <text:p>Flying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Zapdos</text:p>
          </table:table-cell>
          <table:table-cell office:value-type="string">
            <text:p>Electric</text:p>
          </table:table-cell>
          <table:table-cell office:value-type="string">
            <text:p>Flying</text:p>
          </table:table-cell>
          <table:table-cell table:number-columns-repeated="2"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oltres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Dratini</text:p>
          </table:table-cell>
          <table:table-cell office:value-type="string">
            <text:p>Dragon</text:p>
          </table:table-cell>
          <table:table-cell/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table:number-columns-repeated="3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Dragonair</text:p>
          </table:table-cell>
          <table:table-cell office:value-type="string">
            <text:p>Dragon</text:p>
          </table:table-cell>
          <table:table-cell/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table:number-columns-repeated="3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Dragonite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91">
            <text:p>91</text:p>
          </table:table-cell>
          <table:table-cell office:value-type="float" office:value="134">
            <text:p>13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ewtwo</text:p>
          </table:table-cell>
          <table:table-cell office:value-type="string">
            <text:p>Psychic</text:p>
          </table:table-cell>
          <table:table-cell/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54">
            <text:p>154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ewtwoMega Mewtwo X</text:p>
          </table:table-cell>
          <table:table-cell office:value-type="string">
            <text:p>Psychic</text:p>
          </table:table-cell>
          <table:table-cell office:value-type="string">
            <text:p>Fighting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ewtwoMega Mewtwo Y</text:p>
          </table:table-cell>
          <table:table-cell office:value-type="string">
            <text:p>Psychic</text:p>
          </table:table-cell>
          <table:table-cell/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194">
            <text:p>194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ew</text:p>
          </table:table-cell>
          <table:table-cell office:value-type="string">
            <text:p>Psychic</text:p>
          </table:table-cell>
          <table:table-cell/>
          <table:table-cell table:number-columns-repeated="6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hikorita</text:p>
          </table:table-cell>
          <table:table-cell office:value-type="string">
            <text:p>Grass</text:p>
          </table:table-cell>
          <table:table-cell/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ayleef</text:p>
          </table:table-cell>
          <table:table-cell office:value-type="string">
            <text:p>Grass</text:p>
          </table:table-cell>
          <table:table-cell/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eganium</text:p>
          </table:table-cell>
          <table:table-cell office:value-type="string">
            <text:p>Grass</text:p>
          </table:table-cell>
          <table:table-cell/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yndaquil</text:p>
          </table:table-cell>
          <table:table-cell office:value-type="string">
            <text:p>Fire</text:p>
          </table:table-cell>
          <table:table-cell/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Quilava</text:p>
          </table:table-cell>
          <table:table-cell office:value-type="string">
            <text:p>Fire</text:p>
          </table:table-cell>
          <table:table-cell/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yphlosion</text:p>
          </table:table-cell>
          <table:table-cell office:value-type="string">
            <text:p>Fire</text:p>
          </table:table-cell>
          <table:table-cell/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otodile</text:p>
          </table:table-cell>
          <table:table-cell office:value-type="string">
            <text:p>Water</text:p>
          </table:table-cell>
          <table:table-cell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roconaw</text:p>
          </table:table-cell>
          <table:table-cell office:value-type="string">
            <text:p>Water</text:p>
          </table:table-cell>
          <table:table-cell/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Feraligatr</text:p>
          </table:table-cell>
          <table:table-cell office:value-type="string">
            <text:p>Water</text:p>
          </table:table-cell>
          <table:table-cell/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entret</text:p>
          </table:table-cell>
          <table:table-cell office:value-type="string">
            <text:p>Normal</text:p>
          </table:table-cell>
          <table:table-cell/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urret</text:p>
          </table:table-cell>
          <table:table-cell office:value-type="string">
            <text:p>Normal</text:p>
          </table:table-cell>
          <table:table-cell/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Hoothoo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octowl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edyba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Ledian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pinarak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3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riados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robat</text:p>
          </table:table-cell>
          <table:table-cell office:value-type="string">
            <text:p>Poison</text:p>
          </table:table-cell>
          <table:table-cell office:value-type="string">
            <text:p>Flying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hinchou</text:p>
          </table:table-cell>
          <table:table-cell office:value-type="string">
            <text:p>Water</text:p>
          </table:table-cell>
          <table:table-cell office:value-type="string">
            <text:p>Electric</text:p>
          </table:table-cell>
          <table:table-cell office:value-type="float" office:value="75">
            <text:p>75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Lanturn</text:p>
          </table:table-cell>
          <table:table-cell office:value-type="string">
            <text:p>Water</text:p>
          </table:table-cell>
          <table:table-cell office:value-type="string">
            <text:p>Electric</text:p>
          </table:table-cell>
          <table:table-cell office:value-type="float" office:value="125">
            <text:p>125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ichu</text:p>
          </table:table-cell>
          <table:table-cell office:value-type="string">
            <text:p>Electric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2"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leffa</text:p>
          </table:table-cell>
          <table:table-cell office:value-type="string">
            <text:p>Fairy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Igglybuff</text:p>
          </table:table-cell>
          <table:table-cell office:value-type="string">
            <text:p>Normal</text:p>
          </table:table-cell>
          <table:table-cell office:value-type="string">
            <text:p>Fairy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gepi</text:p>
          </table:table-cell>
          <table:table-cell office:value-type="string">
            <text:p>Fairy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ogetic</text:p>
          </table:table-cell>
          <table:table-cell office:value-type="string">
            <text:p>Fairy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atu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Xatu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areep</text:p>
          </table:table-cell>
          <table:table-cell office:value-type="string">
            <text:p>Electric</text:p>
          </table:table-cell>
          <table:table-cell/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laaffy</text:p>
          </table:table-cell>
          <table:table-cell office:value-type="string">
            <text:p>Electric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mpharos</text:p>
          </table:table-cell>
          <table:table-cell office:value-type="string">
            <text:p>Electric</text:p>
          </table:table-cell>
          <table:table-cell/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mpharosMega Ampharos</text:p>
          </table:table-cell>
          <table:table-cell office:value-type="string">
            <text:p>Electric</text:p>
          </table:table-cell>
          <table:table-cell office:value-type="string">
            <text:p>Dragon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65">
            <text:p>165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ellossom</text:p>
          </table:table-cell>
          <table:table-cell office:value-type="string">
            <text:p>Grass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arill</text:p>
          </table:table-cell>
          <table:table-cell office:value-type="string">
            <text:p>Water</text:p>
          </table:table-cell>
          <table:table-cell office:value-type="string">
            <text:p>Fairy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zumarill</text:p>
          </table:table-cell>
          <table:table-cell office:value-type="string">
            <text:p>Water</text:p>
          </table:table-cell>
          <table:table-cell office:value-type="string">
            <text:p>Fairy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udowoodo</text:p>
          </table:table-cell>
          <table:table-cell office:value-type="string">
            <text:p>Rock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olitoed</text:p>
          </table:table-cell>
          <table:table-cell office:value-type="string">
            <text:p>Water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Hoppip</text:p>
          </table:table-cell>
          <table:table-cell office:value-type="string">
            <text:p>Grass</text:p>
          </table:table-cell>
          <table:table-cell office:value-type="string">
            <text:p>Flying</text:p>
          </table:table-cell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kiploom</text:p>
          </table:table-cell>
          <table:table-cell office:value-type="string">
            <text:p>Grass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Jumpluff</text:p>
          </table:table-cell>
          <table:table-cell office:value-type="string">
            <text:p>Grass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Aipom</text:p>
          </table:table-cell>
          <table:table-cell office:value-type="string">
            <text:p>Normal</text:p>
          </table:table-cell>
          <table:table-cell/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unkern</text:p>
          </table:table-cell>
          <table:table-cell office:value-type="string">
            <text:p>Grass</text:p>
          </table:table-cell>
          <table:table-cell/>
          <table:table-cell table:number-columns-repeated="6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unflora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Yanma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table:number-columns-repeated="2"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Wooper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55">
            <text:p>55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Quagsire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Espeon</text:p>
          </table:table-cell>
          <table:table-cell office:value-type="string">
            <text:p>Psychic</text:p>
          </table:table-cell>
          <table:table-cell/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Umbreon</text:p>
          </table:table-cell>
          <table:table-cell office:value-type="string">
            <text:p>Dark</text:p>
          </table:table-cell>
          <table:table-cell/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urkrow</text:p>
          </table:table-cell>
          <table:table-cell office:value-type="string">
            <text:p>Dark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lowking</text:p>
          </table:table-cell>
          <table:table-cell office:value-type="string">
            <text:p>Water</text:p>
          </table:table-cell>
          <table:table-cell office:value-type="string">
            <text:p>Psychic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isdreavus</text:p>
          </table:table-cell>
          <table:table-cell office:value-type="string">
            <text:p>Ghost</text:p>
          </table:table-cell>
          <table:table-cell/>
          <table:table-cell table:number-columns-repeated="3" office:value-type="float" office:value="60">
            <text:p>60</text:p>
          </table:table-cell>
          <table:table-cell table:number-columns-repeated="3"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Unown</text:p>
          </table:table-cell>
          <table:table-cell office:value-type="string">
            <text:p>Psychic</text:p>
          </table:table-cell>
          <table:table-cell/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number-columns-repeated="2"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obbuffet</text:p>
          </table:table-cell>
          <table:table-cell office:value-type="string">
            <text:p>Psychic</text:p>
          </table:table-cell>
          <table:table-cell/>
          <table:table-cell office:value-type="float" office:value="190">
            <text:p>190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Girafarig</text:p>
          </table:table-cell>
          <table:table-cell office:value-type="string">
            <text:p>Normal</text:p>
          </table:table-cell>
          <table:table-cell office:value-type="string">
            <text:p>Psychic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ineco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table:number-columns-repeated="2"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Forretress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unsparce</text:p>
          </table:table-cell>
          <table:table-cell office:value-type="string">
            <text:p>Normal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Gligar</text:p>
          </table:table-cell>
          <table:table-cell office:value-type="string">
            <text:p>Ground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teelix</text:p>
          </table:table-cell>
          <table:table-cell office:value-type="string">
            <text:p>Steel</text:p>
          </table:table-cell>
          <table:table-cell office:value-type="string">
            <text:p>Ground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teelixMega Steelix</text:p>
          </table:table-cell>
          <table:table-cell office:value-type="string">
            <text:p>Steel</text:p>
          </table:table-cell>
          <table:table-cell office:value-type="string">
            <text:p>Ground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nubbull</text:p>
          </table:table-cell>
          <table:table-cell office:value-type="string">
            <text:p>Fairy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Granbull</text:p>
          </table:table-cell>
          <table:table-cell office:value-type="string">
            <text:p>Fairy</text:p>
          </table:table-cell>
          <table:table-cell/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table:number-columns-repeated="2"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Qwilfish</text:p>
          </table:table-cell>
          <table:table-cell office:value-type="string">
            <text:p>Water</text:p>
          </table:table-cell>
          <table:table-cell office:value-type="string">
            <text:p>Poison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number-columns-repeated="2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cizor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cizorMega Scizor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huckle</text:p>
          </table:table-cell>
          <table:table-cell office:value-type="string">
            <text:p>Bug</text:p>
          </table:table-cell>
          <table:table-cell office:value-type="string">
            <text:p>Rock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 office:value-type="float" office:value="10">
            <text:p>10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Heracross</text:p>
          </table:table-cell>
          <table:table-cell office:value-type="string">
            <text:p>Bug</text:p>
          </table:table-cell>
          <table:table-cell office:value-type="string">
            <text:p>Fighting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HeracrossMega Heracross</text:p>
          </table:table-cell>
          <table:table-cell office:value-type="string">
            <text:p>Bug</text:p>
          </table:table-cell>
          <table:table-cell office:value-type="string">
            <text:p>Fighting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neasel</text:p>
          </table:table-cell>
          <table:table-cell office:value-type="string">
            <text:p>Dark</text:p>
          </table:table-cell>
          <table:table-cell office:value-type="string">
            <text:p>Ice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Teddiursa</text:p>
          </table:table-cell>
          <table:table-cell office:value-type="string">
            <text:p>Normal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Ursaring</text:p>
          </table:table-cell>
          <table:table-cell office:value-type="string">
            <text:p>Normal</text:p>
          </table:table-cell>
          <table:table-cell/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3"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lugma</text:p>
          </table:table-cell>
          <table:table-cell office:value-type="string">
            <text:p>Fire</text:p>
          </table:table-cell>
          <table:table-cell/>
          <table:table-cell table:number-columns-repeated="3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agcargo</text:p>
          </table:table-cell>
          <table:table-cell office:value-type="string">
            <text:p>Fire</text:p>
          </table:table-cell>
          <table:table-cell office:value-type="string">
            <text:p>Rock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winub</text:p>
          </table:table-cell>
          <table:table-cell office:value-type="string">
            <text:p>Ice</text:p>
          </table:table-cell>
          <table:table-cell office:value-type="string">
            <text:p>Ground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iloswine</text:p>
          </table:table-cell>
          <table:table-cell office:value-type="string">
            <text:p>Ice</text:p>
          </table:table-cell>
          <table:table-cell office:value-type="string">
            <text:p>Ground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Corsola</text:p>
          </table:table-cell>
          <table:table-cell office:value-type="string">
            <text:p>Water</text:p>
          </table:table-cell>
          <table:table-cell office:value-type="string">
            <text:p>Rock</text:p>
          </table:table-cell>
          <table:table-cell table:number-columns-repeated="2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moraid</text:p>
          </table:table-cell>
          <table:table-cell office:value-type="string">
            <text:p>Water</text:p>
          </table:table-cell>
          <table:table-cell/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ctillery</text:p>
          </table:table-cell>
          <table:table-cell office:value-type="string">
            <text:p>Water</text:p>
          </table:table-cell>
          <table:table-cell/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Delibird</text:p>
          </table:table-cell>
          <table:table-cell office:value-type="string">
            <text:p>Ice</text:p>
          </table:table-cell>
          <table:table-cell office:value-type="string">
            <text:p>Flying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antine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karmory</text:p>
          </table:table-cell>
          <table:table-cell office:value-type="string">
            <text:p>Steel</text:p>
          </table:table-cell>
          <table:table-cell office:value-type="string">
            <text:p>Flying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Houndour</text:p>
          </table:table-cell>
          <table:table-cell office:value-type="string">
            <text:p>Dark</text:p>
          </table:table-cell>
          <table:table-cell office:value-type="string">
            <text:p>Fire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Houndoom</text:p>
          </table:table-cell>
          <table:table-cell office:value-type="string">
            <text:p>Dark</text:p>
          </table:table-cell>
          <table:table-cell office:value-type="string">
            <text:p>Fire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HoundoomMega Houndoom</text:p>
          </table:table-cell>
          <table:table-cell office:value-type="string">
            <text:p>Dark</text:p>
          </table:table-cell>
          <table:table-cell office:value-type="string">
            <text:p>Fire</text:p>
          </table:table-cell>
          <table:table-cell office:value-type="float" office:value="75">
            <text:p>75</text:p>
          </table:table-cell>
          <table:table-cell table:number-columns-repeated="2"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ingdra</text:p>
          </table:table-cell>
          <table:table-cell office:value-type="string">
            <text:p>Water</text:p>
          </table:table-cell>
          <table:table-cell office:value-type="string">
            <text:p>Dragon</text:p>
          </table:table-cell>
          <table:table-cell office:value-type="float" office:value="75">
            <text:p>75</text:p>
          </table:table-cell>
          <table:table-cell table:number-columns-repeated="4"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hanpy</text:p>
          </table:table-cell>
          <table:table-cell office:value-type="string">
            <text:p>Ground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Donphan</text:p>
          </table:table-cell>
          <table:table-cell office:value-type="string">
            <text:p>Ground</text:p>
          </table:table-cell>
          <table:table-cell/>
          <table:table-cell office:value-type="float" office:value="90">
            <text:p>90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orygon2</text:p>
          </table:table-cell>
          <table:table-cell office:value-type="string">
            <text:p>Normal</text:p>
          </table:table-cell>
          <table:table-cell/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tantler</text:p>
          </table:table-cell>
          <table:table-cell office:value-type="string">
            <text:p>Normal</text:p>
          </table:table-cell>
          <table:table-cell/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meargle</text:p>
          </table:table-cell>
          <table:table-cell office:value-type="string">
            <text:p>Normal</text:p>
          </table:table-cell>
          <table:table-cell/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yrogue</text:p>
          </table:table-cell>
          <table:table-cell office:value-type="string">
            <text:p>Fighting</text:p>
          </table:table-cell>
          <table:table-cell/>
          <table:table-cell table:number-columns-repeated="6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Hitmontop</text:p>
          </table:table-cell>
          <table:table-cell office:value-type="string">
            <text:p>Fighting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moochum</text:p>
          </table:table-cell>
          <table:table-cell office:value-type="string">
            <text:p>Ice</text:p>
          </table:table-cell>
          <table:table-cell office:value-type="string">
            <text:p>Psychic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number-columns-repeated="2"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Elekid</text:p>
          </table:table-cell>
          <table:table-cell office:value-type="string">
            <text:p>Electric</text:p>
          </table:table-cell>
          <table:table-cell/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Magby</text:p>
          </table:table-cell>
          <table:table-cell office:value-type="string">
            <text:p>Fire</text:p>
          </table:table-cell>
          <table:table-cell/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iltank</text:p>
          </table:table-cell>
          <table:table-cell office:value-type="string">
            <text:p>Normal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Blissey</text:p>
          </table:table-cell>
          <table:table-cell office:value-type="string">
            <text:p>Normal</text:p>
          </table:table-cell>
          <table:table-cell/>
          <table:table-cell office:value-type="float" office:value="255">
            <text:p>255</text:p>
          </table:table-cell>
          <table:table-cell table:number-columns-repeated="2"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35">
            <text:p>13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Raikou</text:p>
          </table:table-cell>
          <table:table-cell office:value-type="string">
            <text:p>Electric</text:p>
          </table:table-cell>
          <table:table-cell/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Entei</text:p>
          </table:table-cell>
          <table:table-cell office:value-type="string">
            <text:p>Fire</text:p>
          </table:table-cell>
          <table:table-cell/>
          <table:table-cell table:number-columns-repeated="2" office:value-type="float" office:value="115">
            <text:p>11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uicune</text:p>
          </table:table-cell>
          <table:table-cell office:value-type="string">
            <text:p>Wat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Larvitar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upitar</text:p>
          </table:table-cell>
          <table:table-cell office:value-type="string">
            <text:p>Rock</text:p>
          </table:table-cell>
          <table:table-cell office:value-type="string">
            <text:p>Ground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Tyranitar</text:p>
          </table:table-cell>
          <table:table-cell office:value-type="string">
            <text:p>Rock</text:p>
          </table:table-cell>
          <table:table-cell office:value-type="string">
            <text:p>Dark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TyranitarMega Tyranitar</text:p>
          </table:table-cell>
          <table:table-cell office:value-type="string">
            <text:p>Rock</text:p>
          </table:table-cell>
          <table:table-cell office:value-type="string">
            <text:p>Dark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Lugia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54">
            <text:p>154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Ho-oh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54">
            <text:p>15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elebi</text:p>
          </table:table-cell>
          <table:table-cell office:value-type="string">
            <text:p>Psychic</text:p>
          </table:table-cell>
          <table:table-cell office:value-type="string">
            <text:p>Grass</text:p>
          </table:table-cell>
          <table:table-cell table:number-columns-repeated="6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Treecko</text:p>
          </table:table-cell>
          <table:table-cell office:value-type="string">
            <text:p>Grass</text:p>
          </table:table-cell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Grovyle</text:p>
          </table:table-cell>
          <table:table-cell office:value-type="string">
            <text:p>Grass</text:p>
          </table:table-cell>
          <table:table-cell/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ceptile</text:p>
          </table:table-cell>
          <table:table-cell office:value-type="string">
            <text:p>Grass</text:p>
          </table:table-cell>
          <table:table-cell/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ceptileMega Sceptile</text:p>
          </table:table-cell>
          <table:table-cell office:value-type="string">
            <text:p>Grass</text:p>
          </table:table-cell>
          <table:table-cell office:value-type="string">
            <text:p>Dragon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Torchic</text:p>
          </table:table-cell>
          <table:table-cell office:value-type="string">
            <text:p>Fire</text:p>
          </table:table-cell>
          <table:table-cell/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ombusken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laziken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lazikenMega Blaziken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udkip</text:p>
          </table:table-cell>
          <table:table-cell office:value-type="string">
            <text:p>Water</text:p>
          </table:table-cell>
          <table:table-cell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3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Marshtomp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wampert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wampertMega Swampert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oochyena</text:p>
          </table:table-cell>
          <table:table-cell office:value-type="string">
            <text:p>Dark</text:p>
          </table:table-cell>
          <table:table-cell/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number-columns-repeated="2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Mightyena</text:p>
          </table:table-cell>
          <table:table-cell office:value-type="string">
            <text:p>Dark</text:p>
          </table:table-cell>
          <table:table-cell/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Zigzagoon</text:p>
          </table:table-cell>
          <table:table-cell office:value-type="string">
            <text:p>Normal</text:p>
          </table:table-cell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Linoone</text:p>
          </table:table-cell>
          <table:table-cell office:value-type="string">
            <text:p>Normal</text:p>
          </table:table-cell>
          <table:table-cell/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Wurmple</text:p>
          </table:table-cell>
          <table:table-cell office:value-type="string">
            <text:p>Bug</text:p>
          </table:table-cell>
          <table:table-cell/>
          <table:table-cell table:number-columns-repeated="2"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ilcoon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eautifly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ascoon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Dustox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tad</text:p>
          </table:table-cell>
          <table:table-cell office:value-type="string">
            <text:p>Water</text:p>
          </table:table-cell>
          <table:table-cell office:value-type="string">
            <text:p>Grass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Lombre</text:p>
          </table:table-cell>
          <table:table-cell office:value-type="string">
            <text:p>Water</text:p>
          </table:table-cell>
          <table:table-cell office:value-type="string">
            <text:p>Grass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Ludicolo</text:p>
          </table:table-cell>
          <table:table-cell office:value-type="string">
            <text:p>Water</text:p>
          </table:table-cell>
          <table:table-cell office:value-type="string">
            <text:p>Grass</text:p>
          </table:table-cell>
          <table:table-cell office:value-type="float" office:value="80">
            <text:p>80</text:p>
          </table:table-cell>
          <table:table-cell table:number-columns-repeated="2"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eedot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3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uzleaf</text:p>
          </table:table-cell>
          <table:table-cell office:value-type="string">
            <text:p>Grass</text:p>
          </table:table-cell>
          <table:table-cell office:value-type="string">
            <text:p>Dark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Shiftry</text:p>
          </table:table-cell>
          <table:table-cell office:value-type="string">
            <text:p>Grass</text:p>
          </table:table-cell>
          <table:table-cell office:value-type="string">
            <text:p>Dark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aillow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3"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Swellow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Wingull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elipper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Ralts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28">
            <text:p>28</text:p>
          </table:table-cell>
          <table:table-cell table:number-columns-repeated="2"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Kirlia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38">
            <text:p>38</text:p>
          </table:table-cell>
          <table:table-cell table:number-columns-repeated="2"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Gardevoir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GardevoirMega Gardevoir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urskit</text:p>
          </table:table-cell>
          <table:table-cell office:value-type="string">
            <text:p>Bug</text:p>
          </table:table-cell>
          <table:table-cell office:value-type="string">
            <text:p>Water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asquerain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Shroomish</text:p>
          </table:table-cell>
          <table:table-cell office:value-type="string">
            <text:p>Grass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Breloom</text:p>
          </table:table-cell>
          <table:table-cell office:value-type="string">
            <text:p>Grass</text:p>
          </table:table-cell>
          <table:table-cell office:value-type="string">
            <text:p>Fighting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table:number-columns-repeated="2"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lakoth</text:p>
          </table:table-cell>
          <table:table-cell office:value-type="string">
            <text:p>Normal</text:p>
          </table:table-cell>
          <table:table-cell/>
          <table:table-cell table:number-columns-repeated="3" office:value-type="float" office:value="60">
            <text:p>60</text:p>
          </table:table-cell>
          <table:table-cell table:number-columns-repeated="2"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Vigoroth</text:p>
          </table:table-cell>
          <table:table-cell office:value-type="string">
            <text:p>Normal</text:p>
          </table:table-cell>
          <table:table-cell/>
          <table:table-cell table:number-columns-repeated="3" office:value-type="float" office:value="80">
            <text:p>80</text:p>
          </table:table-cell>
          <table:table-cell table:number-columns-repeated="2"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laking</text:p>
          </table:table-cell>
          <table:table-cell office:value-type="string">
            <text:p>Normal</text:p>
          </table:table-cell>
          <table:table-cell/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incada</text:p>
          </table:table-cell>
          <table:table-cell office:value-type="string">
            <text:p>Bug</text:p>
          </table:table-cell>
          <table:table-cell office:value-type="string">
            <text:p>Ground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injask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table:number-columns-repeated="2"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Shedinja</text:p>
          </table:table-cell>
          <table:table-cell office:value-type="string">
            <text:p>Bug</text:p>
          </table:table-cell>
          <table:table-cell office:value-type="string">
            <text:p>Ghost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Whismur</text:p>
          </table:table-cell>
          <table:table-cell office:value-type="string">
            <text:p>Normal</text:p>
          </table:table-cell>
          <table:table-cell/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Loudred</text:p>
          </table:table-cell>
          <table:table-cell office:value-type="string">
            <text:p>Normal</text:p>
          </table:table-cell>
          <table:table-cell/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Exploud</text:p>
          </table:table-cell>
          <table:table-cell office:value-type="string">
            <text:p>Normal</text:p>
          </table:table-cell>
          <table:table-cell/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akuhita</text:p>
          </table:table-cell>
          <table:table-cell office:value-type="string">
            <text:p>Fighting</text:p>
          </table:table-cell>
          <table:table-cell/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Hariyama</text:p>
          </table:table-cell>
          <table:table-cell office:value-type="string">
            <text:p>Fighting</text:p>
          </table:table-cell>
          <table:table-cell/>
          <table:table-cell office:value-type="float" office:value="144">
            <text:p>144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zurill</text:p>
          </table:table-cell>
          <table:table-cell office:value-type="string">
            <text:p>Normal</text:p>
          </table:table-cell>
          <table:table-cell office:value-type="string">
            <text:p>Fairy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osepass</text:p>
          </table:table-cell>
          <table:table-cell office:value-type="string">
            <text:p>Rock</text:p>
          </table:table-cell>
          <table:table-cell/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Skitty</text:p>
          </table:table-cell>
          <table:table-cell office:value-type="string">
            <text:p>Normal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Delcatty</text:p>
          </table:table-cell>
          <table:table-cell office:value-type="string">
            <text:p>Normal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ableye</text:p>
          </table:table-cell>
          <table:table-cell office:value-type="string">
            <text:p>Dark</text:p>
          </table:table-cell>
          <table:table-cell office:value-type="string">
            <text:p>Ghost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SableyeMega Sableye</text:p>
          </table:table-cell>
          <table:table-cell office:value-type="string">
            <text:p>Dark</text:p>
          </table:table-cell>
          <table:table-cell office:value-type="string">
            <text:p>Ghost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wile</text:p>
          </table:table-cell>
          <table:table-cell office:value-type="string">
            <text:p>Steel</text:p>
          </table:table-cell>
          <table:table-cell office:value-type="string">
            <text:p>Fairy</text:p>
          </table:table-cell>
          <table:table-cell office:value-type="float" office:value="50">
            <text:p>50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wileMega Mawile</text:p>
          </table:table-cell>
          <table:table-cell office:value-type="string">
            <text:p>Steel</text:p>
          </table:table-cell>
          <table:table-cell office:value-type="string">
            <text:p>Fairy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ron</text:p>
          </table:table-cell>
          <table:table-cell office:value-type="string">
            <text:p>Steel</text:p>
          </table:table-cell>
          <table:table-cell office:value-type="string">
            <text:p>Rock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Lairon</text:p>
          </table:table-cell>
          <table:table-cell office:value-type="string">
            <text:p>Steel</text:p>
          </table:table-cell>
          <table:table-cell office:value-type="string">
            <text:p>Roc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ggron</text:p>
          </table:table-cell>
          <table:table-cell office:value-type="string">
            <text:p>Steel</text:p>
          </table:table-cell>
          <table:table-cell office:value-type="string">
            <text:p>Rock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ggronMega Aggron</text:p>
          </table:table-cell>
          <table:table-cell office:value-type="string">
            <text:p>Steel</text:p>
          </table:table-cell>
          <table:table-cell/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editite</text:p>
          </table:table-cell>
          <table:table-cell office:value-type="string">
            <text:p>Fighting</text:p>
          </table:table-cell>
          <table:table-cell office:value-type="string">
            <text:p>Psychic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edicham</text:p>
          </table:table-cell>
          <table:table-cell office:value-type="string">
            <text:p>Fighting</text:p>
          </table:table-cell>
          <table:table-cell office:value-type="string">
            <text:p>Psychic</text:p>
          </table:table-cell>
          <table:table-cell table:number-columns-repeated="2"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edichamMega Medicham</text:p>
          </table:table-cell>
          <table:table-cell office:value-type="string">
            <text:p>Fighting</text:p>
          </table:table-cell>
          <table:table-cell office:value-type="string">
            <text:p>Psychic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Electrike</text:p>
          </table:table-cell>
          <table:table-cell office:value-type="string">
            <text:p>Electric</text:p>
          </table:table-cell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nectric</text:p>
          </table:table-cell>
          <table:table-cell office:value-type="string">
            <text:p>Electric</text:p>
          </table:table-cell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nectricMega Manectric</text:p>
          </table:table-cell>
          <table:table-cell office:value-type="string">
            <text:p>Electric</text:p>
          </table:table-cell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lusle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inun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Volbeat</text:p>
          </table:table-cell>
          <table:table-cell office:value-type="string">
            <text:p>Bug</text:p>
          </table:table-cell>
          <table:table-cell/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Illumise</text:p>
          </table:table-cell>
          <table:table-cell office:value-type="string">
            <text:p>Bug</text:p>
          </table:table-cell>
          <table:table-cell/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Roselia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Gulpin</text:p>
          </table:table-cell>
          <table:table-cell office:value-type="string">
            <text:p>Poison</text:p>
          </table:table-cell>
          <table:table-cell/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Swalot</text:p>
          </table:table-cell>
          <table:table-cell office:value-type="string">
            <text:p>Poison</text:p>
          </table:table-cell>
          <table:table-cell/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arvanha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harpedo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harpedoMega Sharpedo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Wailmer</text:p>
          </table:table-cell>
          <table:table-cell office:value-type="string">
            <text:p>Water</text:p>
          </table:table-cell>
          <table:table-cell/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Wailord</text:p>
          </table:table-cell>
          <table:table-cell office:value-type="string">
            <text:p>Water</text:p>
          </table:table-cell>
          <table:table-cell/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umel</text:p>
          </table:table-cell>
          <table:table-cell office:value-type="string">
            <text:p>Fire</text:p>
          </table:table-cell>
          <table:table-cell office:value-type="string">
            <text:p>Ground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amerupt</text:p>
          </table:table-cell>
          <table:table-cell office:value-type="string">
            <text:p>Fire</text:p>
          </table:table-cell>
          <table:table-cell office:value-type="string">
            <text:p>Ground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ameruptMega Camerupt</text:p>
          </table:table-cell>
          <table:table-cell office:value-type="string">
            <text:p>Fire</text:p>
          </table:table-cell>
          <table:table-cell office:value-type="string">
            <text:p>Ground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Torkoal</text:p>
          </table:table-cell>
          <table:table-cell office:value-type="string">
            <text:p>Fire</text:p>
          </table:table-cell>
          <table:table-cell/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Spoink</text:p>
          </table:table-cell>
          <table:table-cell office:value-type="string">
            <text:p>Psychic</text:p>
          </table:table-cell>
          <table:table-cell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Grumpig</text:p>
          </table:table-cell>
          <table:table-cell office:value-type="string">
            <text:p>Psychic</text:p>
          </table:table-cell>
          <table:table-cell/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pinda</text:p>
          </table:table-cell>
          <table:table-cell office:value-type="string">
            <text:p>Normal</text:p>
          </table:table-cell>
          <table:table-cell/>
          <table:table-cell table:number-columns-repeated="6"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Trapinch</text:p>
          </table:table-cell>
          <table:table-cell office:value-type="string">
            <text:p>Ground</text:p>
          </table:table-cell>
          <table:table-cell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3"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Vibrava</text:p>
          </table:table-cell>
          <table:table-cell office:value-type="string">
            <text:p>Ground</text:p>
          </table:table-cell>
          <table:table-cell office:value-type="string">
            <text:p>Dragon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3"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Flygon</text:p>
          </table:table-cell>
          <table:table-cell office:value-type="string">
            <text:p>Ground</text:p>
          </table:table-cell>
          <table:table-cell office:value-type="string">
            <text:p>Dragon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Cacnea</text:p>
          </table:table-cell>
          <table:table-cell office:value-type="string">
            <text:p>Grass</text:p>
          </table:table-cell>
          <table:table-cell/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Cacturne</text:p>
          </table:table-cell>
          <table:table-cell office:value-type="string">
            <text:p>Grass</text:p>
          </table:table-cell>
          <table:table-cell office:value-type="string">
            <text:p>Dark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wablu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Altaria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AltariaMega Altaria</text:p>
          </table:table-cell>
          <table:table-cell office:value-type="string">
            <text:p>Dragon</text:p>
          </table:table-cell>
          <table:table-cell office:value-type="string">
            <text:p>Fairy</text:p>
          </table:table-cell>
          <table:table-cell office:value-type="float" office:value="75">
            <text:p>75</text:p>
          </table:table-cell>
          <table:table-cell table:number-columns-repeated="3"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angoose</text:p>
          </table:table-cell>
          <table:table-cell office:value-type="string">
            <text:p>Normal</text:p>
          </table:table-cell>
          <table:table-cell/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table:number-columns-repeated="3"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eviper</text:p>
          </table:table-cell>
          <table:table-cell office:value-type="string">
            <text:p>Poison</text:p>
          </table:table-cell>
          <table:table-cell/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Lunatone</text:p>
          </table:table-cell>
          <table:table-cell office:value-type="string">
            <text:p>Rock</text:p>
          </table:table-cell>
          <table:table-cell office:value-type="string">
            <text:p>Psychic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Solrock</text:p>
          </table:table-cell>
          <table:table-cell office:value-type="string">
            <text:p>Rock</text:p>
          </table:table-cell>
          <table:table-cell office:value-type="string">
            <text:p>Psychic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arboach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Whiscash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rphish</text:p>
          </table:table-cell>
          <table:table-cell office:value-type="string">
            <text:p>Water</text:p>
          </table:table-cell>
          <table:table-cell/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rawdaunt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63">
            <text:p>63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2"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Baltoy</text:p>
          </table:table-cell>
          <table:table-cell office:value-type="string">
            <text:p>Ground</text:p>
          </table:table-cell>
          <table:table-cell office:value-type="string">
            <text:p>Psychic</text:p>
          </table:table-cell>
          <table:table-cell table:number-columns-repeated="2"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laydol</text:p>
          </table:table-cell>
          <table:table-cell office:value-type="string">
            <text:p>Ground</text:p>
          </table:table-cell>
          <table:table-cell office:value-type="string">
            <text:p>Psychic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Lileep</text:p>
          </table:table-cell>
          <table:table-cell office:value-type="string">
            <text:p>Rock</text:p>
          </table:table-cell>
          <table:table-cell office:value-type="string">
            <text:p>Grass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7">
            <text:p>8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radily</text:p>
          </table:table-cell>
          <table:table-cell office:value-type="string">
            <text:p>Rock</text:p>
          </table:table-cell>
          <table:table-cell office:value-type="string">
            <text:p>Grass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norith</text:p>
          </table:table-cell>
          <table:table-cell office:value-type="string">
            <text:p>Rock</text:p>
          </table:table-cell>
          <table:table-cell office:value-type="string">
            <text:p>Bug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Armaldo</text:p>
          </table:table-cell>
          <table:table-cell office:value-type="string">
            <text:p>Rock</text:p>
          </table:table-cell>
          <table:table-cell office:value-type="string">
            <text:p>Bug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Feebas</text:p>
          </table:table-cell>
          <table:table-cell office:value-type="string">
            <text:p>Water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ilotic</text:p>
          </table:table-cell>
          <table:table-cell office:value-type="string">
            <text:p>Water</text:p>
          </table:table-cell>
          <table:table-cell/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astform</text:p>
          </table:table-cell>
          <table:table-cell office:value-type="string">
            <text:p>Normal</text:p>
          </table:table-cell>
          <table:table-cell/>
          <table:table-cell table:number-columns-repeated="6"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ecleon</text:p>
          </table:table-cell>
          <table:table-cell office:value-type="string">
            <text:p>Normal</text:p>
          </table:table-cell>
          <table:table-cell/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Shuppet</text:p>
          </table:table-cell>
          <table:table-cell office:value-type="string">
            <text:p>Ghost</text:p>
          </table:table-cell>
          <table:table-cell/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Banette</text:p>
          </table:table-cell>
          <table:table-cell office:value-type="string">
            <text:p>Ghost</text:p>
          </table:table-cell>
          <table:table-cell/>
          <table:table-cell office:value-type="float" office:value="64">
            <text:p>64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BanetteMega Banette</text:p>
          </table:table-cell>
          <table:table-cell office:value-type="string">
            <text:p>Ghost</text:p>
          </table:table-cell>
          <table:table-cell/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uskull</text:p>
          </table:table-cell>
          <table:table-cell office:value-type="string">
            <text:p>Ghost</text:p>
          </table:table-cell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usclops</text:p>
          </table:table-cell>
          <table:table-cell office:value-type="string">
            <text:p>Ghost</text:p>
          </table:table-cell>
          <table:table-cell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Tropius</text:p>
          </table:table-cell>
          <table:table-cell office:value-type="string">
            <text:p>Grass</text:p>
          </table:table-cell>
          <table:table-cell office:value-type="string">
            <text:p>Flying</text:p>
          </table:table-cell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Chimecho</text:p>
          </table:table-cell>
          <table:table-cell office:value-type="string">
            <text:p>Psychic</text:p>
          </table:table-cell>
          <table:table-cell/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Absol</text:p>
          </table:table-cell>
          <table:table-cell office:value-type="string">
            <text:p>Dark</text:p>
          </table:table-cell>
          <table:table-cell/>
          <table:table-cell office:value-type="float" office:value="65">
            <text:p>65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AbsolMega Absol</text:p>
          </table:table-cell>
          <table:table-cell office:value-type="string">
            <text:p>Dark</text:p>
          </table:table-cell>
          <table:table-cell/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Wynaut</text:p>
          </table:table-cell>
          <table:table-cell office:value-type="string">
            <text:p>Psychic</text:p>
          </table:table-cell>
          <table:table-cell/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norunt</text:p>
          </table:table-cell>
          <table:table-cell office:value-type="string">
            <text:p>Ice</text:p>
          </table:table-cell>
          <table:table-cell/>
          <table:table-cell table:number-columns-repeated="6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Glalie</text:p>
          </table:table-cell>
          <table:table-cell office:value-type="string">
            <text:p>Ice</text:p>
          </table:table-cell>
          <table:table-cell/>
          <table:table-cell table:number-columns-repeated="6"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GlalieMega Glalie</text:p>
          </table:table-cell>
          <table:table-cell office:value-type="string">
            <text:p>Ice</text:p>
          </table:table-cell>
          <table:table-cell/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pheal</text:p>
          </table:table-cell>
          <table:table-cell office:value-type="string">
            <text:p>Ice</text:p>
          </table:table-cell>
          <table:table-cell office:value-type="string">
            <text:p>Water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Sealeo</text:p>
          </table:table-cell>
          <table:table-cell office:value-type="string">
            <text:p>Ice</text:p>
          </table:table-cell>
          <table:table-cell office:value-type="string">
            <text:p>Water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Walrein</text:p>
          </table:table-cell>
          <table:table-cell office:value-type="string">
            <text:p>Ice</text:p>
          </table:table-cell>
          <table:table-cell office:value-type="string">
            <text:p>Water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lamperl</text:p>
          </table:table-cell>
          <table:table-cell office:value-type="string">
            <text:p>Water</text:p>
          </table:table-cell>
          <table:table-cell/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Huntail</text:p>
          </table:table-cell>
          <table:table-cell office:value-type="string">
            <text:p>Water</text:p>
          </table:table-cell>
          <table:table-cell/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Gorebyss</text:p>
          </table:table-cell>
          <table:table-cell office:value-type="string">
            <text:p>Water</text:p>
          </table:table-cell>
          <table:table-cell/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Relicanth</text:p>
          </table:table-cell>
          <table:table-cell office:value-type="string">
            <text:p>Water</text:p>
          </table:table-cell>
          <table:table-cell office:value-type="string">
            <text:p>Rock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Luvdisc</text:p>
          </table:table-cell>
          <table:table-cell office:value-type="string">
            <text:p>Water</text:p>
          </table:table-cell>
          <table:table-cell/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Bagon</text:p>
          </table:table-cell>
          <table:table-cell office:value-type="string">
            <text:p>Dragon</text:p>
          </table:table-cell>
          <table:table-cell/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Shelgon</text:p>
          </table:table-cell>
          <table:table-cell office:value-type="string">
            <text:p>Dragon</text:p>
          </table:table-cell>
          <table:table-cell/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alamence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95">
            <text:p>95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SalamenceMega Salamence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95">
            <text:p>95</text:p>
          </table:table-cell>
          <table:table-cell office:value-type="float" office:value="145">
            <text:p>145</text:p>
          </table:table-cell>
          <table:table-cell office:value-type="float" office:value="130">
            <text:p>13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Beldum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etang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etagross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80">
            <text:p>80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etagrossMega Metagross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80">
            <text:p>80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Regirock</text:p>
          </table:table-cell>
          <table:table-cell office:value-type="string">
            <text:p>Rock</text:p>
          </table:table-cell>
          <table:table-cell/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egice</text:p>
          </table:table-cell>
          <table:table-cell office:value-type="string">
            <text:p>Ice</text:p>
          </table:table-cell>
          <table:table-cell/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Registeel</text:p>
          </table:table-cell>
          <table:table-cell office:value-type="string">
            <text:p>Steel</text:p>
          </table:table-cell>
          <table:table-cell/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Latias</text:p>
          </table:table-cell>
          <table:table-cell office:value-type="string">
            <text:p>Dragon</text:p>
          </table:table-cell>
          <table:table-cell office:value-type="string">
            <text:p>Psychic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LatiasMega Latias</text:p>
          </table:table-cell>
          <table:table-cell office:value-type="string">
            <text:p>Dragon</text:p>
          </table:table-cell>
          <table:table-cell office:value-type="string">
            <text:p>Psychic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Latios</text:p>
          </table:table-cell>
          <table:table-cell office:value-type="string">
            <text:p>Dragon</text:p>
          </table:table-cell>
          <table:table-cell office:value-type="string">
            <text:p>Psychic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LatiosMega Latios</text:p>
          </table:table-cell>
          <table:table-cell office:value-type="string">
            <text:p>Dragon</text:p>
          </table:table-cell>
          <table:table-cell office:value-type="string">
            <text:p>Psychic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yogre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yogrePrimal Kyogre</text:p>
          </table:table-cell>
          <table:table-cell office:value-type="string">
            <text:p>Water</text:p>
          </table:table-cell>
          <table:table-cell/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Groudon</text:p>
          </table:table-cell>
          <table:table-cell office:value-type="string">
            <text:p>Ground</text:p>
          </table:table-cell>
          <table:table-cell/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GroudonPrimal Groudon</text:p>
          </table:table-cell>
          <table:table-cell office:value-type="string">
            <text:p>Ground</text:p>
          </table:table-cell>
          <table:table-cell office:value-type="string">
            <text:p>Fire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ayquaza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105">
            <text:p>105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ayquazaMega Rayquaza</text:p>
          </table:table-cell>
          <table:table-cell office:value-type="string">
            <text:p>Dragon</text:p>
          </table:table-cell>
          <table:table-cell office:value-type="string">
            <text:p>Flying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Jirachi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table:number-columns-repeated="6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eoxysNormal Forme</text:p>
          </table:table-cell>
          <table:table-cell office:value-type="string">
            <text:p>Psychic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eoxysAttack Forme</text:p>
          </table:table-cell>
          <table:table-cell office:value-type="string">
            <text:p>Psychic</text:p>
          </table:table-cell>
          <table:table-cell/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eoxysDefense Forme</text:p>
          </table:table-cell>
          <table:table-cell office:value-type="string">
            <text:p>Psychic</text:p>
          </table:table-cell>
          <table:table-cell/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eoxysSpeed Forme</text:p>
          </table:table-cell>
          <table:table-cell office:value-type="string">
            <text:p>Psychic</text:p>
          </table:table-cell>
          <table:table-cell/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Turtwig</text:p>
          </table:table-cell>
          <table:table-cell office:value-type="string">
            <text:p>Grass</text:p>
          </table:table-cell>
          <table:table-cell/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Grotle</text:p>
          </table:table-cell>
          <table:table-cell office:value-type="string">
            <text:p>Grass</text:p>
          </table:table-cell>
          <table:table-cell/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Torterra</text:p>
          </table:table-cell>
          <table:table-cell office:value-type="string">
            <text:p>Grass</text:p>
          </table:table-cell>
          <table:table-cell office:value-type="string">
            <text:p>Ground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himchar</text:p>
          </table:table-cell>
          <table:table-cell office:value-type="string">
            <text:p>Fire</text:p>
          </table:table-cell>
          <table:table-cell/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onferno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Infernape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71">
            <text:p>7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iplup</text:p>
          </table:table-cell>
          <table:table-cell office:value-type="string">
            <text:p>Water</text:p>
          </table:table-cell>
          <table:table-cell/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rinplup</text:p>
          </table:table-cell>
          <table:table-cell office:value-type="string">
            <text:p>Water</text:p>
          </table:table-cell>
          <table:table-cell/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Empoleon</text:p>
          </table:table-cell>
          <table:table-cell office:value-type="string">
            <text:p>Water</text:p>
          </table:table-cell>
          <table:table-cell office:value-type="string">
            <text:p>Steel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Starly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3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Staravia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taraptor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idoof</text:p>
          </table:table-cell>
          <table:table-cell office:value-type="string">
            <text:p>Normal</text:p>
          </table:table-cell>
          <table:table-cell/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Bibarel</text:p>
          </table:table-cell>
          <table:table-cell office:value-type="string">
            <text:p>Normal</text:p>
          </table:table-cell>
          <table:table-cell office:value-type="string">
            <text:p>Water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Kricketot</text:p>
          </table:table-cell>
          <table:table-cell office:value-type="string">
            <text:p>Bug</text:p>
          </table:table-cell>
          <table:table-cell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Kricketune</text:p>
          </table:table-cell>
          <table:table-cell office:value-type="string">
            <text:p>Bug</text:p>
          </table:table-cell>
          <table:table-cell/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hinx</text:p>
          </table:table-cell>
          <table:table-cell office:value-type="string">
            <text:p>Electric</text:p>
          </table:table-cell>
          <table:table-cell/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Luxio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uxray</text:p>
          </table:table-cell>
          <table:table-cell office:value-type="string">
            <text:p>Electric</text:p>
          </table:table-cell>
          <table:table-cell/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Budew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Roserade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Cranidos</text:p>
          </table:table-cell>
          <table:table-cell office:value-type="string">
            <text:p>Rock</text:p>
          </table:table-cell>
          <table:table-cell/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ampardos</text:p>
          </table:table-cell>
          <table:table-cell office:value-type="string">
            <text:p>Rock</text:p>
          </table:table-cell>
          <table:table-cell/>
          <table:table-cell office:value-type="float" office:value="97">
            <text:p>97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hieldon</text:p>
          </table:table-cell>
          <table:table-cell office:value-type="string">
            <text:p>Rock</text:p>
          </table:table-cell>
          <table:table-cell office:value-type="string">
            <text:p>Steel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Bastiodon</text:p>
          </table:table-cell>
          <table:table-cell office:value-type="string">
            <text:p>Rock</text:p>
          </table:table-cell>
          <table:table-cell office:value-type="string">
            <text:p>Steel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Burmy</text:p>
          </table:table-cell>
          <table:table-cell office:value-type="string">
            <text:p>Bug</text:p>
          </table:table-cell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ormadamPlant Cloak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ormadamSandy Cloak</text:p>
          </table:table-cell>
          <table:table-cell office:value-type="string">
            <text:p>Bug</text:p>
          </table:table-cell>
          <table:table-cell office:value-type="string">
            <text:p>Ground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ormadamTrash Cloak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othim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ombee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table:number-columns-repeated="2"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Vespiquen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chirisu</text:p>
          </table:table-cell>
          <table:table-cell office:value-type="string">
            <text:p>Electric</text:p>
          </table:table-cell>
          <table:table-cell/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Buizel</text:p>
          </table:table-cell>
          <table:table-cell office:value-type="string">
            <text:p>Water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Floatzel</text:p>
          </table:table-cell>
          <table:table-cell office:value-type="string">
            <text:p>Water</text:p>
          </table:table-cell>
          <table:table-cell/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herubi</text:p>
          </table:table-cell>
          <table:table-cell office:value-type="string">
            <text:p>Grass</text:p>
          </table:table-cell>
          <table:table-cell/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herrim</text:p>
          </table:table-cell>
          <table:table-cell office:value-type="string">
            <text:p>Grass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Shellos</text:p>
          </table:table-cell>
          <table:table-cell office:value-type="string">
            <text:p>Water</text:p>
          </table:table-cell>
          <table:table-cell/>
          <table:table-cell office:value-type="float" office:value="76">
            <text:p>76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Gastrodon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mbipom</text:p>
          </table:table-cell>
          <table:table-cell office:value-type="string">
            <text:p>Normal</text:p>
          </table:table-cell>
          <table:table-cell/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Drifloon</text:p>
          </table:table-cell>
          <table:table-cell office:value-type="string">
            <text:p>Ghost</text:p>
          </table:table-cell>
          <table:table-cell office:value-type="string">
            <text:p>Flying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Drifblim</text:p>
          </table:table-cell>
          <table:table-cell office:value-type="string">
            <text:p>Ghost</text:p>
          </table:table-cell>
          <table:table-cell office:value-type="string">
            <text:p>Flying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Buneary</text:p>
          </table:table-cell>
          <table:table-cell office:value-type="string">
            <text:p>Normal</text:p>
          </table:table-cell>
          <table:table-cell/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table:number-columns-repeated="2"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Lopunny</text:p>
          </table:table-cell>
          <table:table-cell office:value-type="string">
            <text:p>Normal</text:p>
          </table:table-cell>
          <table:table-cell/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LopunnyMega Lopunny</text:p>
          </table:table-cell>
          <table:table-cell office:value-type="string">
            <text:p>Normal</text:p>
          </table:table-cell>
          <table:table-cell office:value-type="string">
            <text:p>Fighting</text:p>
          </table:table-cell>
          <table:table-cell office:value-type="float" office:value="65">
            <text:p>65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ismagius</text:p>
          </table:table-cell>
          <table:table-cell office:value-type="string">
            <text:p>Ghost</text:p>
          </table:table-cell>
          <table:table-cell/>
          <table:table-cell table:number-columns-repeated="3" office:value-type="float" office:value="60">
            <text:p>60</text:p>
          </table:table-cell>
          <table:table-cell table:number-columns-repeated="3"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Honchkrow</text:p>
          </table:table-cell>
          <table:table-cell office:value-type="string">
            <text:p>Dark</text:p>
          </table:table-cell>
          <table:table-cell office:value-type="string">
            <text:p>Flying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Glameow</text:p>
          </table:table-cell>
          <table:table-cell office:value-type="string">
            <text:p>Normal</text:p>
          </table:table-cell>
          <table:table-cell/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number-columns-repeated="2"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Purugly</text:p>
          </table:table-cell>
          <table:table-cell office:value-type="string">
            <text:p>Normal</text:p>
          </table:table-cell>
          <table:table-cell/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table:number-columns-repeated="2"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hingling</text:p>
          </table:table-cell>
          <table:table-cell office:value-type="string">
            <text:p>Psychic</text:p>
          </table:table-cell>
          <table:table-cell/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Stunky</text:p>
          </table:table-cell>
          <table:table-cell office:value-type="string">
            <text:p>Poison</text:p>
          </table:table-cell>
          <table:table-cell office:value-type="string">
            <text:p>Dark</text:p>
          </table:table-cell>
          <table:table-cell table:number-columns-repeated="2" office:value-type="float" office:value="63">
            <text:p>63</text:p>
          </table:table-cell>
          <table:table-cell office:value-type="float" office:value="47">
            <text:p>47</text:p>
          </table:table-cell>
          <table:table-cell table:number-columns-repeated="2"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Skuntank</text:p>
          </table:table-cell>
          <table:table-cell office:value-type="string">
            <text:p>Poison</text:p>
          </table:table-cell>
          <table:table-cell office:value-type="string">
            <text:p>Dark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ronzor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Bronzong</text:p>
          </table:table-cell>
          <table:table-cell office:value-type="string">
            <text:p>Steel</text:p>
          </table:table-cell>
          <table:table-cell office:value-type="string">
            <text:p>Psychic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Bonsly</text:p>
          </table:table-cell>
          <table:table-cell office:value-type="string">
            <text:p>Rock</text:p>
          </table:table-cell>
          <table:table-cell/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ime Jr.</text:p>
          </table:table-cell>
          <table:table-cell office:value-type="string">
            <text:p>Psychic</text:p>
          </table:table-cell>
          <table:table-cell office:value-type="string">
            <text:p>Fairy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Happiny</text:p>
          </table:table-cell>
          <table:table-cell office:value-type="string">
            <text:p>Normal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Chato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Spiritomb</text:p>
          </table:table-cell>
          <table:table-cell office:value-type="string">
            <text:p>Ghost</text:p>
          </table:table-cell>
          <table:table-cell office:value-type="string">
            <text:p>Dark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Gible</text:p>
          </table:table-cell>
          <table:table-cell office:value-type="string">
            <text:p>Dragon</text:p>
          </table:table-cell>
          <table:table-cell office:value-type="string">
            <text:p>Ground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Gabite</text:p>
          </table:table-cell>
          <table:table-cell office:value-type="string">
            <text:p>Dragon</text:p>
          </table:table-cell>
          <table:table-cell office:value-type="string">
            <text:p>Ground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Garchomp</text:p>
          </table:table-cell>
          <table:table-cell office:value-type="string">
            <text:p>Dragon</text:p>
          </table:table-cell>
          <table:table-cell office:value-type="string">
            <text:p>Ground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GarchompMega Garchomp</text:p>
          </table:table-cell>
          <table:table-cell office:value-type="string">
            <text:p>Dragon</text:p>
          </table:table-cell>
          <table:table-cell office:value-type="string">
            <text:p>Ground</text:p>
          </table:table-cell>
          <table:table-cell office:value-type="float" office:value="108">
            <text:p>108</text:p>
          </table:table-cell>
          <table:table-cell office:value-type="float" office:value="170">
            <text:p>17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unchlax</text:p>
          </table:table-cell>
          <table:table-cell office:value-type="string">
            <text:p>Normal</text:p>
          </table:table-cell>
          <table:table-cell/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table:number-columns-repeated="2"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Riolu</text:p>
          </table:table-cell>
          <table:table-cell office:value-type="string">
            <text:p>Fighting</text:p>
          </table:table-cell>
          <table:table-cell/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Lucario</text:p>
          </table:table-cell>
          <table:table-cell office:value-type="string">
            <text:p>Fighting</text:p>
          </table:table-cell>
          <table:table-cell office:value-type="string">
            <text:p>Steel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LucarioMega Lucario</text:p>
          </table:table-cell>
          <table:table-cell office:value-type="string">
            <text:p>Fighting</text:p>
          </table:table-cell>
          <table:table-cell office:value-type="string">
            <text:p>Steel</text:p>
          </table:table-cell>
          <table:table-cell office:value-type="float" office:value="70">
            <text:p>70</text:p>
          </table:table-cell>
          <table:table-cell office:value-type="float" office:value="145">
            <text:p>145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Hippopotas</text:p>
          </table:table-cell>
          <table:table-cell office:value-type="string">
            <text:p>Ground</text:p>
          </table:table-cell>
          <table:table-cell/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Hippowdon</text:p>
          </table:table-cell>
          <table:table-cell office:value-type="string">
            <text:p>Ground</text:p>
          </table:table-cell>
          <table:table-cell/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Skorupi</text:p>
          </table:table-cell>
          <table:table-cell office:value-type="string">
            <text:p>Poison</text:p>
          </table:table-cell>
          <table:table-cell office:value-type="string">
            <text:p>Bug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Drapion</text:p>
          </table:table-cell>
          <table:table-cell office:value-type="string">
            <text:p>Poison</text:p>
          </table:table-cell>
          <table:table-cell office:value-type="string">
            <text:p>Dark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Croagunk</text:p>
          </table:table-cell>
          <table:table-cell office:value-type="string">
            <text:p>Poison</text:p>
          </table:table-cell>
          <table:table-cell office:value-type="string">
            <text:p>Fighting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Toxicroak</text:p>
          </table:table-cell>
          <table:table-cell office:value-type="string">
            <text:p>Poison</text:p>
          </table:table-cell>
          <table:table-cell office:value-type="string">
            <text:p>Fighting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Carnivine</text:p>
          </table:table-cell>
          <table:table-cell office:value-type="string">
            <text:p>Grass</text:p>
          </table:table-cell>
          <table:table-cell/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Finneon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Lumineon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antyke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Snover</text:p>
          </table:table-cell>
          <table:table-cell office:value-type="string">
            <text:p>Grass</text:p>
          </table:table-cell>
          <table:table-cell office:value-type="string">
            <text:p>Ice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bomasnow</text:p>
          </table:table-cell>
          <table:table-cell office:value-type="string">
            <text:p>Grass</text:p>
          </table:table-cell>
          <table:table-cell office:value-type="string">
            <text:p>Ice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bomasnowMega Abomasnow</text:p>
          </table:table-cell>
          <table:table-cell office:value-type="string">
            <text:p>Grass</text:p>
          </table:table-cell>
          <table:table-cell office:value-type="string">
            <text:p>Ice</text:p>
          </table:table-cell>
          <table:table-cell office:value-type="float" office:value="90">
            <text:p>90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Weavile</text:p>
          </table:table-cell>
          <table:table-cell office:value-type="string">
            <text:p>Dark</text:p>
          </table:table-cell>
          <table:table-cell office:value-type="string">
            <text:p>Ice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agnezone</text:p>
          </table:table-cell>
          <table:table-cell office:value-type="string">
            <text:p>Electric</text:p>
          </table:table-cell>
          <table:table-cell office:value-type="string">
            <text:p>Steel</text:p>
          </table:table-cell>
          <table:table-cell table:number-columns-repeated="2"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Lickilicky</text:p>
          </table:table-cell>
          <table:table-cell office:value-type="string">
            <text:p>Normal</text:p>
          </table:table-cell>
          <table:table-cell/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Rhyperior</text:p>
          </table:table-cell>
          <table:table-cell office:value-type="string">
            <text:p>Ground</text:p>
          </table:table-cell>
          <table:table-cell office:value-type="string">
            <text:p>Rock</text:p>
          </table:table-cell>
          <table:table-cell office:value-type="float" office:value="115">
            <text:p>115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Tangrowth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Electivire</text:p>
          </table:table-cell>
          <table:table-cell office:value-type="string">
            <text:p>Electric</text:p>
          </table:table-cell>
          <table:table-cell/>
          <table:table-cell office:value-type="float" office:value="75">
            <text:p>75</text:p>
          </table:table-cell>
          <table:table-cell office:value-type="float" office:value="123">
            <text:p>123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Magmortar</text:p>
          </table:table-cell>
          <table:table-cell office:value-type="string">
            <text:p>Fire</text:p>
          </table:table-cell>
          <table:table-cell/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Togekiss</text:p>
          </table:table-cell>
          <table:table-cell office:value-type="string">
            <text:p>Fairy</text:p>
          </table:table-cell>
          <table:table-cell office:value-type="string">
            <text:p>Flying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Yanmega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56">
            <text:p>56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Leafeon</text:p>
          </table:table-cell>
          <table:table-cell office:value-type="string">
            <text:p>Grass</text:p>
          </table:table-cell>
          <table:table-cell/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Glaceon</text:p>
          </table:table-cell>
          <table:table-cell office:value-type="string">
            <text:p>Ice</text:p>
          </table:table-cell>
          <table:table-cell/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Gliscor</text:p>
          </table:table-cell>
          <table:table-cell office:value-type="string">
            <text:p>Ground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Mamoswine</text:p>
          </table:table-cell>
          <table:table-cell office:value-type="string">
            <text:p>Ice</text:p>
          </table:table-cell>
          <table:table-cell office:value-type="string">
            <text:p>Ground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Porygon-Z</text:p>
          </table:table-cell>
          <table:table-cell office:value-type="string">
            <text:p>Normal</text:p>
          </table:table-cell>
          <table:table-cell/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allade</text:p>
          </table:table-cell>
          <table:table-cell office:value-type="string">
            <text:p>Psychic</text:p>
          </table:table-cell>
          <table:table-cell office:value-type="string">
            <text:p>Fighting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table:number-columns-repeated="2" office:value-type="float" office:value="65">
            <text:p>65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alladeMega Gallade</text:p>
          </table:table-cell>
          <table:table-cell office:value-type="string">
            <text:p>Psychic</text:p>
          </table:table-cell>
          <table:table-cell office:value-type="string">
            <text:p>Fighting</text:p>
          </table:table-cell>
          <table:table-cell office:value-type="float" office:value="68">
            <text:p>68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Probopass</text:p>
          </table:table-cell>
          <table:table-cell office:value-type="string">
            <text:p>Rock</text:p>
          </table:table-cell>
          <table:table-cell office:value-type="string">
            <text:p>Steel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Dusknoir</text:p>
          </table:table-cell>
          <table:table-cell office:value-type="string">
            <text:p>Ghost</text:p>
          </table:table-cell>
          <table:table-cell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Froslass</text:p>
          </table:table-cell>
          <table:table-cell office:value-type="string">
            <text:p>Ice</text:p>
          </table:table-cell>
          <table:table-cell office:value-type="string">
            <text:p>Ghost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</text:p>
          </table:table-cell>
          <table:table-cell office:value-type="string">
            <text:p>Electric</text:p>
          </table:table-cell>
          <table:table-cell office:value-type="string">
            <text:p>Ghost</text:p>
          </table:table-cell>
          <table:table-cell table:number-columns-repeated="2"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Heat Rotom</text:p>
          </table:table-cell>
          <table:table-cell office:value-type="string">
            <text:p>Electric</text:p>
          </table:table-cell>
          <table:table-cell office:value-type="string">
            <text:p>Fire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Wash Rotom</text:p>
          </table:table-cell>
          <table:table-cell office:value-type="string">
            <text:p>Electric</text:p>
          </table:table-cell>
          <table:table-cell office:value-type="string">
            <text:p>Water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Frost Rotom</text:p>
          </table:table-cell>
          <table:table-cell office:value-type="string">
            <text:p>Electric</text:p>
          </table:table-cell>
          <table:table-cell office:value-type="string">
            <text:p>Ice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Fan Rotom</text:p>
          </table:table-cell>
          <table:table-cell office:value-type="string">
            <text:p>Electric</text:p>
          </table:table-cell>
          <table:table-cell office:value-type="string">
            <text:p>Flying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otomMow Rotom</text:p>
          </table:table-cell>
          <table:table-cell office:value-type="string">
            <text:p>Electric</text:p>
          </table:table-cell>
          <table:table-cell office:value-type="string">
            <text:p>Grass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Uxie</text:p>
          </table:table-cell>
          <table:table-cell office:value-type="string">
            <text:p>Psychic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Mesprit</text:p>
          </table:table-cell>
          <table:table-cell office:value-type="string">
            <text:p>Psychic</text:p>
          </table:table-cell>
          <table:table-cell/>
          <table:table-cell office:value-type="float" office:value="80">
            <text:p>80</text:p>
          </table:table-cell>
          <table:table-cell table:number-columns-repeated="4"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Azelf</text:p>
          </table:table-cell>
          <table:table-cell office:value-type="string">
            <text:p>Psychic</text:p>
          </table:table-cell>
          <table:table-cell/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Dialga</text:p>
          </table:table-cell>
          <table:table-cell office:value-type="string">
            <text:p>Steel</text:p>
          </table:table-cell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alkia</text:p>
          </table:table-cell>
          <table:table-cell office:value-type="string">
            <text:p>Water</text:p>
          </table:table-cell>
          <table:table-cell office:value-type="string">
            <text:p>Dragon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Heatran</text:p>
          </table:table-cell>
          <table:table-cell office:value-type="string">
            <text:p>Fire</text:p>
          </table:table-cell>
          <table:table-cell office:value-type="string">
            <text:p>Steel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Regigigas</text:p>
          </table:table-cell>
          <table:table-cell office:value-type="string">
            <text:p>Normal</text:p>
          </table:table-cell>
          <table:table-cell/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GiratinaAltered Forme</text:p>
          </table:table-cell>
          <table:table-cell office:value-type="string">
            <text:p>Ghost</text:p>
          </table:table-cell>
          <table:table-cell office:value-type="string">
            <text:p>Dragon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GiratinaOrigin Forme</text:p>
          </table:table-cell>
          <table:table-cell office:value-type="string">
            <text:p>Ghost</text:p>
          </table:table-cell>
          <table:table-cell office:value-type="string">
            <text:p>Dragon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Cresselia</text:p>
          </table:table-cell>
          <table:table-cell office:value-type="string">
            <text:p>Psychic</text:p>
          </table:table-cell>
          <table:table-cell/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Phione</text:p>
          </table:table-cell>
          <table:table-cell office:value-type="string">
            <text:p>Water</text:p>
          </table:table-cell>
          <table:table-cell/>
          <table:table-cell table:number-columns-repeated="6"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Manaphy</text:p>
          </table:table-cell>
          <table:table-cell office:value-type="string">
            <text:p>Water</text:p>
          </table:table-cell>
          <table:table-cell/>
          <table:table-cell table:number-columns-repeated="6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Darkrai</text:p>
          </table:table-cell>
          <table:table-cell office:value-type="string">
            <text:p>Dark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hayminLand Forme</text:p>
          </table:table-cell>
          <table:table-cell office:value-type="string">
            <text:p>Grass</text:p>
          </table:table-cell>
          <table:table-cell/>
          <table:table-cell table:number-columns-repeated="6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hayminSky Forme</text:p>
          </table:table-cell>
          <table:table-cell office:value-type="string">
            <text:p>Grass</text:p>
          </table:table-cell>
          <table:table-cell office:value-type="string">
            <text:p>Flying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Arceus</text:p>
          </table:table-cell>
          <table:table-cell office:value-type="string">
            <text:p>Normal</text:p>
          </table:table-cell>
          <table:table-cell/>
          <table:table-cell table:number-columns-repeated="6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Victini</text:p>
          </table:table-cell>
          <table:table-cell office:value-type="string">
            <text:p>Psychic</text:p>
          </table:table-cell>
          <table:table-cell office:value-type="string">
            <text:p>Fire</text:p>
          </table:table-cell>
          <table:table-cell table:number-columns-repeated="6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Snivy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Servine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Serperior</text:p>
          </table:table-cell>
          <table:table-cell office:value-type="string">
            <text:p>Grass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Tepig</text:p>
          </table:table-cell>
          <table:table-cell office:value-type="string">
            <text:p>Fire</text:p>
          </table:table-cell>
          <table:table-cell/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4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Pignite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Emboar</text:p>
          </table:table-cell>
          <table:table-cell office:value-type="string">
            <text:p>Fire</text:p>
          </table:table-cell>
          <table:table-cell office:value-type="string">
            <text:p>Fighting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Oshawott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table:number-columns-repeated="2"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Dewott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table:number-columns-repeated="2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Samurott</text:p>
          </table:table-cell>
          <table:table-cell office:value-type="string">
            <text:p>Water</text:p>
          </table:table-cell>
          <table:table-cell/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Patrat</text:p>
          </table:table-cell>
          <table:table-cell office:value-type="string">
            <text:p>Normal</text:p>
          </table:table-cell>
          <table:table-cell/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Watchog</text:p>
          </table:table-cell>
          <table:table-cell office:value-type="string">
            <text:p>Normal</text:p>
          </table:table-cell>
          <table:table-cell/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Lillipup</text:p>
          </table:table-cell>
          <table:table-cell office:value-type="string">
            <text:p>Normal</text:p>
          </table:table-cell>
          <table:table-cell/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Herdier</text:p>
          </table:table-cell>
          <table:table-cell office:value-type="string">
            <text:p>Normal</text:p>
          </table:table-cell>
          <table:table-cell/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Stoutland</text:p>
          </table:table-cell>
          <table:table-cell office:value-type="string">
            <text:p>Normal</text:p>
          </table:table-cell>
          <table:table-cell/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urrloin</text:p>
          </table:table-cell>
          <table:table-cell office:value-type="string">
            <text:p>Dark</text:p>
          </table:table-cell>
          <table:table-cell/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Liepard</text:p>
          </table:table-cell>
          <table:table-cell office:value-type="string">
            <text:p>Dark</text:p>
          </table:table-cell>
          <table:table-cell/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ansage</text:p>
          </table:table-cell>
          <table:table-cell office:value-type="string">
            <text:p>Grass</text:p>
          </table:table-cell>
          <table:table-cell/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imisage</text:p>
          </table:table-cell>
          <table:table-cell office:value-type="string">
            <text:p>Grass</text:p>
          </table:table-cell>
          <table:table-cell/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Pansear</text:p>
          </table:table-cell>
          <table:table-cell office:value-type="string">
            <text:p>Fire</text:p>
          </table:table-cell>
          <table:table-cell/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Simisear</text:p>
          </table:table-cell>
          <table:table-cell office:value-type="string">
            <text:p>Fire</text:p>
          </table:table-cell>
          <table:table-cell/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anpour</text:p>
          </table:table-cell>
          <table:table-cell office:value-type="string">
            <text:p>Water</text:p>
          </table:table-cell>
          <table:table-cell/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Simipour</text:p>
          </table:table-cell>
          <table:table-cell office:value-type="string">
            <text:p>Water</text:p>
          </table:table-cell>
          <table:table-cell/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Munna</text:p>
          </table:table-cell>
          <table:table-cell office:value-type="string">
            <text:p>Psychic</text:p>
          </table:table-cell>
          <table:table-cell/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Musharna</text:p>
          </table:table-cell>
          <table:table-cell office:value-type="string">
            <text:p>Psychic</text:p>
          </table:table-cell>
          <table:table-cell/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Pidove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Tranquill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Unfezan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Blitzle</text:p>
          </table:table-cell>
          <table:table-cell office:value-type="string">
            <text:p>Electric</text:p>
          </table:table-cell>
          <table:table-cell/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Zebstrika</text:p>
          </table:table-cell>
          <table:table-cell office:value-type="string">
            <text:p>Electric</text:p>
          </table:table-cell>
          <table:table-cell/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Roggenrola</text:p>
          </table:table-cell>
          <table:table-cell office:value-type="string">
            <text:p>Rock</text:p>
          </table:table-cell>
          <table:table-cell/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Boldore</text:p>
          </table:table-cell>
          <table:table-cell office:value-type="string">
            <text:p>Rock</text:p>
          </table:table-cell>
          <table:table-cell/>
          <table:table-cell office:value-type="float" office:value="70">
            <text:p>7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Gigalith</text:p>
          </table:table-cell>
          <table:table-cell office:value-type="string">
            <text:p>Rock</text:p>
          </table:table-cell>
          <table:table-cell/>
          <table:table-cell office:value-type="float" office:value="85">
            <text:p>85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Woobat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Swoobat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Drilbur</text:p>
          </table:table-cell>
          <table:table-cell office:value-type="string">
            <text:p>Ground</text:p>
          </table:table-cell>
          <table:table-cell/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Excadrill</text:p>
          </table:table-cell>
          <table:table-cell office:value-type="string">
            <text:p>Ground</text:p>
          </table:table-cell>
          <table:table-cell office:value-type="string">
            <text:p>Steel</text:p>
          </table:table-cell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udino</text:p>
          </table:table-cell>
          <table:table-cell office:value-type="string">
            <text:p>Normal</text:p>
          </table:table-cell>
          <table:table-cell/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AudinoMega Audino</text:p>
          </table:table-cell>
          <table:table-cell office:value-type="string">
            <text:p>Normal</text:p>
          </table:table-cell>
          <table:table-cell office:value-type="string">
            <text:p>Fairy</text:p>
          </table:table-cell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  <table:table-cell office:value-type="float" office:value="126">
            <text:p>126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Timburr</text:p>
          </table:table-cell>
          <table:table-cell office:value-type="string">
            <text:p>Fighting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table:number-columns-repeated="2"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Gurdurr</text:p>
          </table:table-cell>
          <table:table-cell office:value-type="string">
            <text:p>Fighting</text:p>
          </table:table-cell>
          <table:table-cell/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Conkeldurr</text:p>
          </table:table-cell>
          <table:table-cell office:value-type="string">
            <text:p>Fighting</text:p>
          </table:table-cell>
          <table:table-cell/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Tympole</text:p>
          </table:table-cell>
          <table:table-cell office:value-type="string">
            <text:p>Water</text:p>
          </table:table-cell>
          <table:table-cell/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Palpitoad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Seismitoad</text:p>
          </table:table-cell>
          <table:table-cell office:value-type="string">
            <text:p>Water</text:p>
          </table:table-cell>
          <table:table-cell office:value-type="string">
            <text:p>Ground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Throh</text:p>
          </table:table-cell>
          <table:table-cell office:value-type="string">
            <text:p>Fighting</text:p>
          </table:table-cell>
          <table:table-cell/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Sawk</text:p>
          </table:table-cell>
          <table:table-cell office:value-type="string">
            <text:p>Fighting</text:p>
          </table:table-cell>
          <table:table-cell/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Sewaddle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wadloon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Leavanny</text:p>
          </table:table-cell>
          <table:table-cell office:value-type="string">
            <text:p>Bug</text:p>
          </table:table-cell>
          <table:table-cell office:value-type="string">
            <text:p>Grass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Venipede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Whirlipede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Scolipede</text:p>
          </table:table-cell>
          <table:table-cell office:value-type="string">
            <text:p>Bug</text:p>
          </table:table-cell>
          <table:table-cell office:value-type="string">
            <text:p>Poison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Cottonee</text:p>
          </table:table-cell>
          <table:table-cell office:value-type="string">
            <text:p>Grass</text:p>
          </table:table-cell>
          <table:table-cell office:value-type="string">
            <text:p>Fairy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Whimsicott</text:p>
          </table:table-cell>
          <table:table-cell office:value-type="string">
            <text:p>Grass</text:p>
          </table:table-cell>
          <table:table-cell office:value-type="string">
            <text:p>Fairy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Petilil</text:p>
          </table:table-cell>
          <table:table-cell office:value-type="string">
            <text:p>Grass</text:p>
          </table:table-cell>
          <table:table-cell/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Lilligant</text:p>
          </table:table-cell>
          <table:table-cell office:value-type="string">
            <text:p>Grass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Basculin</text:p>
          </table:table-cell>
          <table:table-cell office:value-type="string">
            <text:p>Water</text:p>
          </table:table-cell>
          <table:table-cell/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Sandile</text:p>
          </table:table-cell>
          <table:table-cell office:value-type="string">
            <text:p>Ground</text:p>
          </table:table-cell>
          <table:table-cell office:value-type="string">
            <text:p>Dark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3"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Krokorok</text:p>
          </table:table-cell>
          <table:table-cell office:value-type="string">
            <text:p>Ground</text:p>
          </table:table-cell>
          <table:table-cell office:value-type="string">
            <text:p>Dark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table:number-columns-repeated="3"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Krookodile</text:p>
          </table:table-cell>
          <table:table-cell office:value-type="string">
            <text:p>Ground</text:p>
          </table:table-cell>
          <table:table-cell office:value-type="string">
            <text:p>Dark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Darumaka</text:p>
          </table:table-cell>
          <table:table-cell office:value-type="string">
            <text:p>Fire</text:p>
          </table:table-cell>
          <table:table-cell/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DarmanitanStandard Mode</text:p>
          </table:table-cell>
          <table:table-cell office:value-type="string">
            <text:p>Fire</text:p>
          </table:table-cell>
          <table:table-cell/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DarmanitanZen Mode</text:p>
          </table:table-cell>
          <table:table-cell office:value-type="string">
            <text:p>Fire</text:p>
          </table:table-cell>
          <table:table-cell office:value-type="string">
            <text:p>Psychic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aractus</text:p>
          </table:table-cell>
          <table:table-cell office:value-type="string">
            <text:p>Grass</text:p>
          </table:table-cell>
          <table:table-cell/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Dwebble</text:p>
          </table:table-cell>
          <table:table-cell office:value-type="string">
            <text:p>Bug</text:p>
          </table:table-cell>
          <table:table-cell office:value-type="string">
            <text:p>Rock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table:number-columns-repeated="2"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Crustle</text:p>
          </table:table-cell>
          <table:table-cell office:value-type="string">
            <text:p>Bug</text:p>
          </table:table-cell>
          <table:table-cell office:value-type="string">
            <text:p>Rock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Scraggy</text:p>
          </table:table-cell>
          <table:table-cell office:value-type="string">
            <text:p>Dark</text:p>
          </table:table-cell>
          <table:table-cell office:value-type="string">
            <text:p>Fighting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crafty</text:p>
          </table:table-cell>
          <table:table-cell office:value-type="string">
            <text:p>Dark</text:p>
          </table:table-cell>
          <table:table-cell office:value-type="string">
            <text:p>Fighting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Sigilyph</text:p>
          </table:table-cell>
          <table:table-cell office:value-type="string">
            <text:p>Psychic</text:p>
          </table:table-cell>
          <table:table-cell office:value-type="string">
            <text:p>Flying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Yamask</text:p>
          </table:table-cell>
          <table:table-cell office:value-type="string">
            <text:p>Ghost</text:p>
          </table:table-cell>
          <table:table-cell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Cofagrigus</text:p>
          </table:table-cell>
          <table:table-cell office:value-type="string">
            <text:p>Ghost</text:p>
          </table:table-cell>
          <table:table-cell/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Tirtouga</text:p>
          </table:table-cell>
          <table:table-cell office:value-type="string">
            <text:p>Water</text:p>
          </table:table-cell>
          <table:table-cell office:value-type="string">
            <text:p>Rock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Carracosta</text:p>
          </table:table-cell>
          <table:table-cell office:value-type="string">
            <text:p>Water</text:p>
          </table:table-cell>
          <table:table-cell office:value-type="string">
            <text:p>Rock</text:p>
          </table:table-cell>
          <table:table-cell office:value-type="float" office:value="74">
            <text:p>74</text:p>
          </table:table-cell>
          <table:table-cell office:value-type="float" office:value="108">
            <text:p>108</text:p>
          </table:table-cell>
          <table:table-cell office:value-type="float" office:value="133">
            <text:p>133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rchen</text:p>
          </table:table-cell>
          <table:table-cell office:value-type="string">
            <text:p>Rock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Archeops</text:p>
          </table:table-cell>
          <table:table-cell office:value-type="string">
            <text:p>Rock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Trubbish</text:p>
          </table:table-cell>
          <table:table-cell office:value-type="string">
            <text:p>Poison</text:p>
          </table:table-cell>
          <table:table-cell/>
          <table:table-cell table:number-columns-repeated="2"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Garbodor</text:p>
          </table:table-cell>
          <table:table-cell office:value-type="string">
            <text:p>Poison</text:p>
          </table:table-cell>
          <table:table-cell/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Zorua</text:p>
          </table:table-cell>
          <table:table-cell office:value-type="string">
            <text:p>Dark</text:p>
          </table:table-cell>
          <table:table-cell/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Zoroark</text:p>
          </table:table-cell>
          <table:table-cell office:value-type="string">
            <text:p>Dark</text:p>
          </table:table-cell>
          <table:table-cell/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Minccino</text:p>
          </table:table-cell>
          <table:table-cell office:value-type="string">
            <text:p>Normal</text:p>
          </table:table-cell>
          <table:table-cell/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3"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Cinccino</text:p>
          </table:table-cell>
          <table:table-cell office:value-type="string">
            <text:p>Normal</text:p>
          </table:table-cell>
          <table:table-cell/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Gothita</text:p>
          </table:table-cell>
          <table:table-cell office:value-type="string">
            <text:p>Psychic</text:p>
          </table:table-cell>
          <table:table-cell/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Gothorita</text:p>
          </table:table-cell>
          <table:table-cell office:value-type="string">
            <text:p>Psychic</text:p>
          </table:table-cell>
          <table:table-cell/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Gothitelle</text:p>
          </table:table-cell>
          <table:table-cell office:value-type="string">
            <text:p>Psychic</text:p>
          </table:table-cell>
          <table:table-cell/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Solosis</text:p>
          </table:table-cell>
          <table:table-cell office:value-type="string">
            <text:p>Psychic</text:p>
          </table:table-cell>
          <table:table-cell/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Duosion</text:p>
          </table:table-cell>
          <table:table-cell office:value-type="string">
            <text:p>Psychic</text:p>
          </table:table-cell>
          <table:table-cell/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Reuniclus</text:p>
          </table:table-cell>
          <table:table-cell office:value-type="string">
            <text:p>Psychic</text:p>
          </table:table-cell>
          <table:table-cell/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Ducklett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Swanna</text:p>
          </table:table-cell>
          <table:table-cell office:value-type="string">
            <text:p>Water</text:p>
          </table:table-cell>
          <table:table-cell office:value-type="string">
            <text:p>Flying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Vanillite</text:p>
          </table:table-cell>
          <table:table-cell office:value-type="string">
            <text:p>Ice</text:p>
          </table:table-cell>
          <table:table-cell/>
          <table:table-cell office:value-type="float" office:value="36">
            <text:p>36</text:p>
          </table:table-cell>
          <table:table-cell table:number-columns-repeated="2"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Vanillish</text:p>
          </table:table-cell>
          <table:table-cell office:value-type="string">
            <text:p>Ice</text:p>
          </table:table-cell>
          <table:table-cell/>
          <table:table-cell office:value-type="float" office:value="51">
            <text:p>51</text:p>
          </table:table-cell>
          <table:table-cell table:number-columns-repeated="2"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Vanilluxe</text:p>
          </table:table-cell>
          <table:table-cell office:value-type="string">
            <text:p>Ice</text:p>
          </table:table-cell>
          <table:table-cell/>
          <table:table-cell office:value-type="float" office:value="71">
            <text:p>71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Deerling</text:p>
          </table:table-cell>
          <table:table-cell office:value-type="string">
            <text:p>Normal</text:p>
          </table:table-cell>
          <table:table-cell office:value-type="string">
            <text:p>Grass</text:p>
          </table:table-cell>
          <table:table-cell table:number-columns-repeated="2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Sawsbuck</text:p>
          </table:table-cell>
          <table:table-cell office:value-type="string">
            <text:p>Normal</text:p>
          </table:table-cell>
          <table:table-cell office:value-type="string">
            <text:p>Grass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Emolga</text:p>
          </table:table-cell>
          <table:table-cell office:value-type="string">
            <text:p>Electric</text:p>
          </table:table-cell>
          <table:table-cell office:value-type="string">
            <text:p>Flying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Karrablast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Escavalier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Foongus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2"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Amoonguss</text:p>
          </table:table-cell>
          <table:table-cell office:value-type="string">
            <text:p>Grass</text:p>
          </table:table-cell>
          <table:table-cell office:value-type="string">
            <text:p>Poison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Frillish</text:p>
          </table:table-cell>
          <table:table-cell office:value-type="string">
            <text:p>Water</text:p>
          </table:table-cell>
          <table:table-cell office:value-type="string">
            <text:p>Ghost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Jellicent</text:p>
          </table:table-cell>
          <table:table-cell office:value-type="string">
            <text:p>Water</text:p>
          </table:table-cell>
          <table:table-cell office:value-type="string">
            <text:p>Ghost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Alomomola</text:p>
          </table:table-cell>
          <table:table-cell office:value-type="string">
            <text:p>Water</text:p>
          </table:table-cell>
          <table:table-cell/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Joltik</text:p>
          </table:table-cell>
          <table:table-cell office:value-type="string">
            <text:p>Bug</text:p>
          </table:table-cell>
          <table:table-cell office:value-type="string">
            <text:p>Electric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Galvantula</text:p>
          </table:table-cell>
          <table:table-cell office:value-type="string">
            <text:p>Bug</text:p>
          </table:table-cell>
          <table:table-cell office:value-type="string">
            <text:p>Electric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Ferroseed</text:p>
          </table:table-cell>
          <table:table-cell office:value-type="string">
            <text:p>Grass</text:p>
          </table:table-cell>
          <table:table-cell office:value-type="string">
            <text:p>Steel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Ferrothorn</text:p>
          </table:table-cell>
          <table:table-cell office:value-type="string">
            <text:p>Grass</text:p>
          </table:table-cell>
          <table:table-cell office:value-type="string">
            <text:p>Steel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Klink</text:p>
          </table:table-cell>
          <table:table-cell office:value-type="string">
            <text:p>Steel</text:p>
          </table:table-cell>
          <table:table-cell/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Klang</text:p>
          </table:table-cell>
          <table:table-cell office:value-type="string">
            <text:p>Steel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Klinklang</text:p>
          </table:table-cell>
          <table:table-cell office:value-type="string">
            <text:p>Steel</text:p>
          </table:table-cell>
          <table:table-cell/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Tynamo</text:p>
          </table:table-cell>
          <table:table-cell office:value-type="string">
            <text:p>Electric</text:p>
          </table:table-cell>
          <table:table-cell/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Eelektrik</text:p>
          </table:table-cell>
          <table:table-cell office:value-type="string">
            <text:p>Electric</text:p>
          </table:table-cell>
          <table:table-cell/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Eelektross</text:p>
          </table:table-cell>
          <table:table-cell office:value-type="string">
            <text:p>Electric</text:p>
          </table:table-cell>
          <table:table-cell/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Elgyem</text:p>
          </table:table-cell>
          <table:table-cell office:value-type="string">
            <text:p>Psychic</text:p>
          </table:table-cell>
          <table:table-cell/>
          <table:table-cell table:number-columns-repeated="3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Beheeyem</text:p>
          </table:table-cell>
          <table:table-cell office:value-type="string">
            <text:p>Psychic</text:p>
          </table:table-cell>
          <table:table-cell/>
          <table:table-cell table:number-columns-repeated="3"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Litwick</text:p>
          </table:table-cell>
          <table:table-cell office:value-type="string">
            <text:p>Ghost</text:p>
          </table:table-cell>
          <table:table-cell office:value-type="string">
            <text:p>Fire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Lampent</text:p>
          </table:table-cell>
          <table:table-cell office:value-type="string">
            <text:p>Ghost</text:p>
          </table:table-cell>
          <table:table-cell office:value-type="string">
            <text:p>Fire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Chandelure</text:p>
          </table:table-cell>
          <table:table-cell office:value-type="string">
            <text:p>Ghost</text:p>
          </table:table-cell>
          <table:table-cell office:value-type="string">
            <text:p>Fire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Axew</text:p>
          </table:table-cell>
          <table:table-cell office:value-type="string">
            <text:p>Dragon</text:p>
          </table:table-cell>
          <table:table-cell/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raxure</text:p>
          </table:table-cell>
          <table:table-cell office:value-type="string">
            <text:p>Dragon</text:p>
          </table:table-cell>
          <table:table-cell/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Haxorus</text:p>
          </table:table-cell>
          <table:table-cell office:value-type="string">
            <text:p>Dragon</text:p>
          </table:table-cell>
          <table:table-cell/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Cubchoo</text:p>
          </table:table-cell>
          <table:table-cell office:value-type="string">
            <text:p>Ice</text:p>
          </table:table-cell>
          <table:table-cell/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2"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Beartic</text:p>
          </table:table-cell>
          <table:table-cell office:value-type="string">
            <text:p>Ice</text:p>
          </table:table-cell>
          <table:table-cell/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Cryogonal</text:p>
          </table:table-cell>
          <table:table-cell office:value-type="string">
            <text:p>Ic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helmet</text:p>
          </table:table-cell>
          <table:table-cell office:value-type="string">
            <text:p>Bug</text:p>
          </table:table-cell>
          <table:table-cell/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Accelgor</text:p>
          </table:table-cell>
          <table:table-cell office:value-type="string">
            <text:p>Bug</text:p>
          </table:table-cell>
          <table:table-cell/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tunfisk</text:p>
          </table:table-cell>
          <table:table-cell office:value-type="string">
            <text:p>Ground</text:p>
          </table:table-cell>
          <table:table-cell office:value-type="string">
            <text:p>Electric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Mienfoo</text:p>
          </table:table-cell>
          <table:table-cell office:value-type="string">
            <text:p>Fighting</text:p>
          </table:table-cell>
          <table:table-cell/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Mienshao</text:p>
          </table:table-cell>
          <table:table-cell office:value-type="string">
            <text:p>Fighting</text:p>
          </table:table-cell>
          <table:table-cell/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Druddigon</text:p>
          </table:table-cell>
          <table:table-cell office:value-type="string">
            <text:p>Dragon</text:p>
          </table:table-cell>
          <table:table-cell/>
          <table:table-cell office:value-type="float" office:value="77">
            <text:p>77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Golett</text:p>
          </table:table-cell>
          <table:table-cell office:value-type="string">
            <text:p>Ground</text:p>
          </table:table-cell>
          <table:table-cell office:value-type="string">
            <text:p>Ghost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Golurk</text:p>
          </table:table-cell>
          <table:table-cell office:value-type="string">
            <text:p>Ground</text:p>
          </table:table-cell>
          <table:table-cell office:value-type="string">
            <text:p>Ghost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Pawniard</text:p>
          </table:table-cell>
          <table:table-cell office:value-type="string">
            <text:p>Dark</text:p>
          </table:table-cell>
          <table:table-cell office:value-type="string">
            <text:p>Steel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Bisharp</text:p>
          </table:table-cell>
          <table:table-cell office:value-type="string">
            <text:p>Dark</text:p>
          </table:table-cell>
          <table:table-cell office:value-type="string">
            <text:p>Steel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Bouffalant</text:p>
          </table:table-cell>
          <table:table-cell office:value-type="string">
            <text:p>Normal</text:p>
          </table:table-cell>
          <table:table-cell/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ufflet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Braviary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Vullaby</text:p>
          </table:table-cell>
          <table:table-cell office:value-type="string">
            <text:p>Dark</text:p>
          </table:table-cell>
          <table:table-cell office:value-type="string">
            <text:p>Flying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Mandibuzz</text:p>
          </table:table-cell>
          <table:table-cell office:value-type="string">
            <text:p>Dark</text:p>
          </table:table-cell>
          <table:table-cell office:value-type="string">
            <text:p>Flying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Heatmor</text:p>
          </table:table-cell>
          <table:table-cell office:value-type="string">
            <text:p>Fire</text:p>
          </table:table-cell>
          <table:table-cell/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105">
            <text:p>10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Durant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58">
            <text:p>58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table:number-columns-repeated="2" office:value-type="float" office:value="48">
            <text:p>48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Deino</text:p>
          </table:table-cell>
          <table:table-cell office:value-type="string">
            <text:p>Dark</text:p>
          </table:table-cell>
          <table:table-cell office:value-type="string">
            <text:p>Dragon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Zweilous</text:p>
          </table:table-cell>
          <table:table-cell office:value-type="string">
            <text:p>Dark</text:p>
          </table:table-cell>
          <table:table-cell office:value-type="string">
            <text:p>Dragon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Hydreigon</text:p>
          </table:table-cell>
          <table:table-cell office:value-type="string">
            <text:p>Dark</text:p>
          </table:table-cell>
          <table:table-cell office:value-type="string">
            <text:p>Dragon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Larvesta</text:p>
          </table:table-cell>
          <table:table-cell office:value-type="string">
            <text:p>Bug</text:p>
          </table:table-cell>
          <table:table-cell office:value-type="string">
            <text:p>Fi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Volcarona</text:p>
          </table:table-cell>
          <table:table-cell office:value-type="string">
            <text:p>Bug</text:p>
          </table:table-cell>
          <table:table-cell office:value-type="string">
            <text:p>Fir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Cobalion</text:p>
          </table:table-cell>
          <table:table-cell office:value-type="string">
            <text:p>Steel</text:p>
          </table:table-cell>
          <table:table-cell office:value-type="string">
            <text:p>Fighting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Terrakion</text:p>
          </table:table-cell>
          <table:table-cell office:value-type="string">
            <text:p>Rock</text:p>
          </table:table-cell>
          <table:table-cell office:value-type="string">
            <text:p>Fighting</text:p>
          </table:table-cell>
          <table:table-cell office:value-type="float" office:value="91">
            <text:p>91</text:p>
          </table:table-cell>
          <table:table-cell office:value-type="float" office:value="129">
            <text:p>129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Virizion</text:p>
          </table:table-cell>
          <table:table-cell office:value-type="string">
            <text:p>Grass</text:p>
          </table:table-cell>
          <table:table-cell office:value-type="string">
            <text:p>Fighting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TornadusIncarnate Forme</text:p>
          </table:table-cell>
          <table:table-cell office:value-type="string">
            <text:p>Flying</text:p>
          </table:table-cell>
          <table:table-cell/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TornadusTherian Forme</text:p>
          </table:table-cell>
          <table:table-cell office:value-type="string">
            <text:p>Flying</text:p>
          </table:table-cell>
          <table:table-cell/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ThundurusIncarnate Forme</text:p>
          </table:table-cell>
          <table:table-cell office:value-type="string">
            <text:p>Electric</text:p>
          </table:table-cell>
          <table:table-cell office:value-type="string">
            <text:p>Flying</text:p>
          </table:table-cell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ThundurusTherian Forme</text:p>
          </table:table-cell>
          <table:table-cell office:value-type="string">
            <text:p>Electric</text:p>
          </table:table-cell>
          <table:table-cell office:value-type="string">
            <text:p>Flying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Reshiram</text:p>
          </table:table-cell>
          <table:table-cell office:value-type="string">
            <text:p>Dragon</text:p>
          </table:table-cell>
          <table:table-cell office:value-type="string">
            <text:p>Fire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Zekrom</text:p>
          </table:table-cell>
          <table:table-cell office:value-type="string">
            <text:p>Dragon</text:p>
          </table:table-cell>
          <table:table-cell office:value-type="string">
            <text:p>Electric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LandorusIncarnate Forme</text:p>
          </table:table-cell>
          <table:table-cell office:value-type="string">
            <text:p>Ground</text:p>
          </table:table-cell>
          <table:table-cell office:value-type="string">
            <text:p>Flying</text:p>
          </table:table-cell>
          <table:table-cell office:value-type="float" office:value="89">
            <text:p>89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LandorusTherian Forme</text:p>
          </table:table-cell>
          <table:table-cell office:value-type="string">
            <text:p>Ground</text:p>
          </table:table-cell>
          <table:table-cell office:value-type="string">
            <text:p>Flying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Kyurem</text:p>
          </table:table-cell>
          <table:table-cell office:value-type="string">
            <text:p>Dragon</text:p>
          </table:table-cell>
          <table:table-cell office:value-type="string">
            <text:p>Ice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KyuremBlack Kyurem</text:p>
          </table:table-cell>
          <table:table-cell office:value-type="string">
            <text:p>Dragon</text:p>
          </table:table-cell>
          <table:table-cell office:value-type="string">
            <text:p>Ice</text:p>
          </table:table-cell>
          <table:table-cell office:value-type="float" office:value="125">
            <text:p>125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KyuremWhite Kyurem</text:p>
          </table:table-cell>
          <table:table-cell office:value-type="string">
            <text:p>Dragon</text:p>
          </table:table-cell>
          <table:table-cell office:value-type="string">
            <text:p>Ice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KeldeoOrdinary Forme</text:p>
          </table:table-cell>
          <table:table-cell office:value-type="string">
            <text:p>Water</text:p>
          </table:table-cell>
          <table:table-cell office:value-type="string">
            <text:p>Fighting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KeldeoResolute Forme</text:p>
          </table:table-cell>
          <table:table-cell office:value-type="string">
            <text:p>Water</text:p>
          </table:table-cell>
          <table:table-cell office:value-type="string">
            <text:p>Fighting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eloettaAria Forme</text:p>
          </table:table-cell>
          <table:table-cell office:value-type="string">
            <text:p>Normal</text:p>
          </table:table-cell>
          <table:table-cell office:value-type="string">
            <text:p>Psychic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128">
            <text:p>128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MeloettaPirouette Forme</text:p>
          </table:table-cell>
          <table:table-cell office:value-type="string">
            <text:p>Normal</text:p>
          </table:table-cell>
          <table:table-cell office:value-type="string">
            <text:p>Fighting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  <table:table-cell office:value-type="float" office:value="90">
            <text:p>90</text:p>
          </table:table-cell>
          <table:table-cell table:number-columns-repeated="2" office:value-type="float" office:value="77">
            <text:p>7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Genesect</text:p>
          </table:table-cell>
          <table:table-cell office:value-type="string">
            <text:p>Bug</text:p>
          </table:table-cell>
          <table:table-cell office:value-type="string">
            <text:p>Steel</text:p>
          </table:table-cell>
          <table:table-cell office:value-type="float" office:value="71">
            <text:p>71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Chespin</text:p>
          </table:table-cell>
          <table:table-cell office:value-type="string">
            <text:p>Grass</text:p>
          </table:table-cell>
          <table:table-cell/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Quilladin</text:p>
          </table:table-cell>
          <table:table-cell office:value-type="string">
            <text:p>Grass</text:p>
          </table:table-cell>
          <table:table-cell/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hesnaught</text:p>
          </table:table-cell>
          <table:table-cell office:value-type="string">
            <text:p>Grass</text:p>
          </table:table-cell>
          <table:table-cell office:value-type="string">
            <text:p>Fighting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Fennekin</text:p>
          </table:table-cell>
          <table:table-cell office:value-type="string">
            <text:p>Fire</text:p>
          </table:table-cell>
          <table:table-cell/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Braixen</text:p>
          </table:table-cell>
          <table:table-cell office:value-type="string">
            <text:p>Fire</text:p>
          </table:table-cell>
          <table:table-cell/>
          <table:table-cell table:number-columns-repeated="2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Delphox</text:p>
          </table:table-cell>
          <table:table-cell office:value-type="string">
            <text:p>Fire</text:p>
          </table:table-cell>
          <table:table-cell office:value-type="string">
            <text:p>Psychic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Froakie</text:p>
          </table:table-cell>
          <table:table-cell office:value-type="string">
            <text:p>Water</text:p>
          </table:table-cell>
          <table:table-cell/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Frogadier</text:p>
          </table:table-cell>
          <table:table-cell office:value-type="string">
            <text:p>Water</text:p>
          </table:table-cell>
          <table:table-cell/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Greninja</text:p>
          </table:table-cell>
          <table:table-cell office:value-type="string">
            <text:p>Water</text:p>
          </table:table-cell>
          <table:table-cell office:value-type="string">
            <text:p>Dark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Bunnelby</text:p>
          </table:table-cell>
          <table:table-cell office:value-type="string">
            <text:p>Normal</text:p>
          </table:table-cell>
          <table:table-cell/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Diggersby</text:p>
          </table:table-cell>
          <table:table-cell office:value-type="string">
            <text:p>Normal</text:p>
          </table:table-cell>
          <table:table-cell office:value-type="string">
            <text:p>Ground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Fletchling</text:p>
          </table:table-cell>
          <table:table-cell office:value-type="string">
            <text:p>Normal</text:p>
          </table:table-cell>
          <table:table-cell office:value-type="string">
            <text:p>Flying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Fletchinder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Talonflame</text:p>
          </table:table-cell>
          <table:table-cell office:value-type="string">
            <text:p>Fire</text:p>
          </table:table-cell>
          <table:table-cell office:value-type="string">
            <text:p>Flying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Scatterbug</text:p>
          </table:table-cell>
          <table:table-cell office:value-type="string">
            <text:p>Bug</text:p>
          </table:table-cell>
          <table:table-cell/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Spewpa</text:p>
          </table:table-cell>
          <table:table-cell office:value-type="string">
            <text:p>Bug</text:p>
          </table:table-cell>
          <table:table-cell/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Vivillon</text:p>
          </table:table-cell>
          <table:table-cell office:value-type="string">
            <text:p>Bug</text:p>
          </table:table-cell>
          <table:table-cell office:value-type="string">
            <text:p>Flying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Litleo</text:p>
          </table:table-cell>
          <table:table-cell office:value-type="string">
            <text:p>Fire</text:p>
          </table:table-cell>
          <table:table-cell office:value-type="string">
            <text:p>Normal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yroar</text:p>
          </table:table-cell>
          <table:table-cell office:value-type="string">
            <text:p>Fire</text:p>
          </table:table-cell>
          <table:table-cell office:value-type="string">
            <text:p>Normal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FlabÃ©bÃ©</text:p>
          </table:table-cell>
          <table:table-cell office:value-type="string">
            <text:p>Fairy</text:p>
          </table:table-cell>
          <table:table-cell/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Floette</text:p>
          </table:table-cell>
          <table:table-cell office:value-type="string">
            <text:p>Fairy</text:p>
          </table:table-cell>
          <table:table-cell/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Florges</text:p>
          </table:table-cell>
          <table:table-cell office:value-type="string">
            <text:p>Fairy</text:p>
          </table:table-cell>
          <table:table-cell/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kiddo</text:p>
          </table:table-cell>
          <table:table-cell office:value-type="string">
            <text:p>Grass</text:p>
          </table:table-cell>
          <table:table-cell/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Gogoat</text:p>
          </table:table-cell>
          <table:table-cell office:value-type="string">
            <text:p>Grass</text:p>
          </table:table-cell>
          <table:table-cell/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Pancham</text:p>
          </table:table-cell>
          <table:table-cell office:value-type="string">
            <text:p>Fighting</text:p>
          </table:table-cell>
          <table:table-cell/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Pangoro</text:p>
          </table:table-cell>
          <table:table-cell office:value-type="string">
            <text:p>Fighting</text:p>
          </table:table-cell>
          <table:table-cell office:value-type="string">
            <text:p>Dark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Furfrou</text:p>
          </table:table-cell>
          <table:table-cell office:value-type="string">
            <text:p>Normal</text:p>
          </table:table-cell>
          <table:table-cell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Espurr</text:p>
          </table:table-cell>
          <table:table-cell office:value-type="string">
            <text:p>Psychic</text:p>
          </table:table-cell>
          <table:table-cell/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MeowsticMale</text:p>
          </table:table-cell>
          <table:table-cell office:value-type="string">
            <text:p>Psychic</text:p>
          </table:table-cell>
          <table:table-cell/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MeowsticFemale</text:p>
          </table:table-cell>
          <table:table-cell office:value-type="string">
            <text:p>Psychic</text:p>
          </table:table-cell>
          <table:table-cell/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Honedge</text:p>
          </table:table-cell>
          <table:table-cell office:value-type="string">
            <text:p>Steel</text:p>
          </table:table-cell>
          <table:table-cell office:value-type="string">
            <text:p>Ghost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Doublade</text:p>
          </table:table-cell>
          <table:table-cell office:value-type="string">
            <text:p>Steel</text:p>
          </table:table-cell>
          <table:table-cell office:value-type="string">
            <text:p>Ghost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AegislashBlade Forme</text:p>
          </table:table-cell>
          <table:table-cell office:value-type="string">
            <text:p>Steel</text:p>
          </table:table-cell>
          <table:table-cell office:value-type="string">
            <text:p>Ghost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AegislashShield Forme</text:p>
          </table:table-cell>
          <table:table-cell office:value-type="string">
            <text:p>Steel</text:p>
          </table:table-cell>
          <table:table-cell office:value-type="string">
            <text:p>Ghost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Spritzee</text:p>
          </table:table-cell>
          <table:table-cell office:value-type="string">
            <text:p>Fairy</text:p>
          </table:table-cell>
          <table:table-cell/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Aromatisse</text:p>
          </table:table-cell>
          <table:table-cell office:value-type="string">
            <text:p>Fairy</text:p>
          </table:table-cell>
          <table:table-cell/>
          <table:table-cell office:value-type="float" office:value="101">
            <text:p>101</text:p>
          </table:table-cell>
          <table:table-cell table:number-columns-repeated="2"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wirlix</text:p>
          </table:table-cell>
          <table:table-cell office:value-type="string">
            <text:p>Fairy</text:p>
          </table:table-cell>
          <table:table-cell/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Slurpuff</text:p>
          </table:table-cell>
          <table:table-cell office:value-type="string">
            <text:p>Fairy</text:p>
          </table:table-cell>
          <table:table-cell/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Inkay</text:p>
          </table:table-cell>
          <table:table-cell office:value-type="string">
            <text:p>Dark</text:p>
          </table:table-cell>
          <table:table-cell office:value-type="string">
            <text:p>Psychic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Malamar</text:p>
          </table:table-cell>
          <table:table-cell office:value-type="string">
            <text:p>Dark</text:p>
          </table:table-cell>
          <table:table-cell office:value-type="string">
            <text:p>Psychic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Binacle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Barbaracle</text:p>
          </table:table-cell>
          <table:table-cell office:value-type="string">
            <text:p>Rock</text:p>
          </table:table-cell>
          <table:table-cell office:value-type="string">
            <text:p>Water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Skrelp</text:p>
          </table:table-cell>
          <table:table-cell office:value-type="string">
            <text:p>Poison</text:p>
          </table:table-cell>
          <table:table-cell office:value-type="string">
            <text:p>Water</text:p>
          </table:table-cell>
          <table:table-cell office:value-type="float" office:value="50">
            <text:p>50</text:p>
          </table:table-cell>
          <table:table-cell table:number-columns-repeated="4"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Dragalge</text:p>
          </table:table-cell>
          <table:table-cell office:value-type="string">
            <text:p>Poison</text:p>
          </table:table-cell>
          <table:table-cell office:value-type="string">
            <text:p>Dragon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Clauncher</text:p>
          </table:table-cell>
          <table:table-cell office:value-type="string">
            <text:p>Water</text:p>
          </table:table-cell>
          <table:table-cell/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Clawitzer</text:p>
          </table:table-cell>
          <table:table-cell office:value-type="string">
            <text:p>Water</text:p>
          </table:table-cell>
          <table:table-cell/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Helioptile</text:p>
          </table:table-cell>
          <table:table-cell office:value-type="string">
            <text:p>Electric</text:p>
          </table:table-cell>
          <table:table-cell office:value-type="string">
            <text:p>Normal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Heliolisk</text:p>
          </table:table-cell>
          <table:table-cell office:value-type="string">
            <text:p>Electric</text:p>
          </table:table-cell>
          <table:table-cell office:value-type="string">
            <text:p>Normal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Tyrunt</text:p>
          </table:table-cell>
          <table:table-cell office:value-type="string">
            <text:p>Rock</text:p>
          </table:table-cell>
          <table:table-cell office:value-type="string">
            <text:p>Dragon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table:number-columns-repeated="2"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Tyrantrum</text:p>
          </table:table-cell>
          <table:table-cell office:value-type="string">
            <text:p>Rock</text:p>
          </table:table-cell>
          <table:table-cell office:value-type="string">
            <text:p>Dragon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Amaura</text:p>
          </table:table-cell>
          <table:table-cell office:value-type="string">
            <text:p>Rock</text:p>
          </table:table-cell>
          <table:table-cell office:value-type="string">
            <text:p>Ice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Aurorus</text:p>
          </table:table-cell>
          <table:table-cell office:value-type="string">
            <text:p>Rock</text:p>
          </table:table-cell>
          <table:table-cell office:value-type="string">
            <text:p>Ice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Sylveon</text:p>
          </table:table-cell>
          <table:table-cell office:value-type="string">
            <text:p>Fairy</text:p>
          </table:table-cell>
          <table:table-cell/>
          <table:table-cell office:value-type="float" office:value="95">
            <text:p>95</text:p>
          </table:table-cell>
          <table:table-cell table:number-columns-repeated="2"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Hawlucha</text:p>
          </table:table-cell>
          <table:table-cell office:value-type="string">
            <text:p>Fighting</text:p>
          </table:table-cell>
          <table:table-cell office:value-type="string">
            <text:p>Flying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Dedenne</text:p>
          </table:table-cell>
          <table:table-cell office:value-type="string">
            <text:p>Electric</text:p>
          </table:table-cell>
          <table:table-cell office:value-type="string">
            <text:p>Fairy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Carbink</text:p>
          </table:table-cell>
          <table:table-cell office:value-type="string">
            <text:p>Rock</text:p>
          </table:table-cell>
          <table:table-cell office:value-type="string">
            <text:p>Fairy</text:p>
          </table:table-cell>
          <table:table-cell table:number-columns-repeated="2"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Goomy</text:p>
          </table:table-cell>
          <table:table-cell office:value-type="string">
            <text:p>Dragon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Sliggoo</text:p>
          </table:table-cell>
          <table:table-cell office:value-type="string">
            <text:p>Dragon</text:p>
          </table:table-cell>
          <table:table-cell/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Goodra</text:p>
          </table:table-cell>
          <table:table-cell office:value-type="string">
            <text:p>Dragon</text:p>
          </table:table-cell>
          <table:table-cell/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Klefki</text:p>
          </table:table-cell>
          <table:table-cell office:value-type="string">
            <text:p>Steel</text:p>
          </table:table-cell>
          <table:table-cell office:value-type="string">
            <text:p>Fairy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Phantump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Trevenant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umpkabooAverage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umpkabooSmall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umpkabooLarge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umpkabooSuper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GourgeistAverage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GourgeistSmall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GourgeistLarge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GourgeistSuper Size</text:p>
          </table:table-cell>
          <table:table-cell office:value-type="string">
            <text:p>Ghost</text:p>
          </table:table-cell>
          <table:table-cell office:value-type="string">
            <text:p>Grass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Bergmite</text:p>
          </table:table-cell>
          <table:table-cell office:value-type="string">
            <text:p>Ice</text:p>
          </table:table-cell>
          <table:table-cell/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Avalugg</text:p>
          </table:table-cell>
          <table:table-cell office:value-type="string">
            <text:p>Ice</text:p>
          </table:table-cell>
          <table:table-cell/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Noibat</text:p>
          </table:table-cell>
          <table:table-cell office:value-type="string">
            <text:p>Flying</text:p>
          </table:table-cell>
          <table:table-cell office:value-type="string">
            <text:p>Dragon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Noivern</text:p>
          </table:table-cell>
          <table:table-cell office:value-type="string">
            <text:p>Flying</text:p>
          </table:table-cell>
          <table:table-cell office:value-type="string">
            <text:p>Dragon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Xerneas</text:p>
          </table:table-cell>
          <table:table-cell office:value-type="string">
            <text:p>Fairy</text:p>
          </table:table-cell>
          <table:table-cell/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95">
            <text:p>95</text:p>
          </table:table-cell>
          <table:table-cell office:value-type="float" office:value="131">
            <text:p>131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Yveltal</text:p>
          </table:table-cell>
          <table:table-cell office:value-type="string">
            <text:p>Dark</text:p>
          </table:table-cell>
          <table:table-cell office:value-type="string">
            <text:p>Flying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95">
            <text:p>95</text:p>
          </table:table-cell>
          <table:table-cell office:value-type="float" office:value="131">
            <text:p>131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Zygarde50% Forme</text:p>
          </table:table-cell>
          <table:table-cell office:value-type="string">
            <text:p>Dragon</text:p>
          </table:table-cell>
          <table:table-cell office:value-type="string">
            <text:p>Ground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table:number-columns-repeated="2"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Diancie</text:p>
          </table:table-cell>
          <table:table-cell office:value-type="string">
            <text:p>Rock</text:p>
          </table:table-cell>
          <table:table-cell office:value-type="string">
            <text:p>Fairy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DiancieMega Diancie</text:p>
          </table:table-cell>
          <table:table-cell office:value-type="string">
            <text:p>Rock</text:p>
          </table:table-cell>
          <table:table-cell office:value-type="string">
            <text:p>Fairy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HoopaHoopa Confined</text:p>
          </table:table-cell>
          <table:table-cell office:value-type="string">
            <text:p>Psychic</text:p>
          </table:table-cell>
          <table:table-cell office:value-type="string">
            <text:p>Ghost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HoopaHoopa Unbound</text:p>
          </table:table-cell>
          <table:table-cell office:value-type="string">
            <text:p>Psychic</text:p>
          </table:table-cell>
          <table:table-cell office:value-type="string">
            <text:p>Dark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Volcanion</text:p>
          </table:table-cell>
          <table:table-cell office:value-type="string">
            <text:p>Fire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11/06/2020</text:date>, <text:time>12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26" meta:object-count="0"/>
    <meta:generator>OpenOffice/4.1.6$Win32 OpenOffice.org_project/416m1$Build-9790</meta:generator>
  </office:meta>
</office:document-meta>
</file>